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22a42" officeooo:paragraph-rsid="00122a42"/>
    </style:style>
    <style:style style:name="P2" style:family="paragraph" style:parent-style-name="Standard">
      <style:paragraph-properties fo:text-align="start" style:justify-single-word="false"/>
      <style:text-properties fo:font-weight="bold" officeooo:rsid="00122a42" officeooo:paragraph-rsid="00122a42" style:font-weight-asian="bold" style:font-weight-complex="bold"/>
    </style:style>
    <style:style style:name="P3" style:family="paragraph" style:parent-style-name="Standard">
      <style:paragraph-properties fo:text-align="start" style:justify-single-word="false"/>
      <style:text-properties fo:font-weight="normal" officeooo:rsid="00122a42" officeooo:paragraph-rsid="00122a42"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121 Notes</text:p>
      <text:p text:style-name="P1">DH</text:p>
      <text:p text:style-name="P1"/>
      <text:p text:style-name="P2">Chapter Ten:</text:p>
      <text:p text:style-name="P2">10.1:</text:p>
      <text:p text:style-name="P3">Inheritance allows for extending another class into a class. It will inherit the members of the class. <text:s/>Many objects are specialized versions of general objects. The many species of insects are specialized versions of insects. There exists a is a relationship, such as a poodle is a dog. The specialized dog poodle has specialized characteristics but is within the dog species. Inheritance does this to classes in Java. This is done with superclasses and subclasses. Superclasses are the generalized classes and the subclasses are the specialized ones. Subclasses inherit fields and methods from the superclasses. Superclasses are called base classes and subclasses are called derived classes. </text:p>
      <text:p text:style-name="P3"/>
      <text:p text:style-name="P3"/>
      <text:p text:style-name="P3">Here is some code that demonstrates inheritance. </text:p>
      <text:p text:style-name="P3"/>
      <text:p text:style-name="P3">Code Listing 10-1 (GradedActivity.java)</text:p>
      <text:p text:style-name="P3"><text:s/>1 <text:s/>/**</text:p>
      <text:p text:style-name="P3"><text:s/>2 <text:s text:c="4"/>A class that holds a grade for a graded activity.</text:p>
      <text:p text:style-name="P3"><text:s/>3 <text:s/>*/</text:p>
      <text:p text:style-name="P3"><text:s/>4</text:p>
      <text:p text:style-name="P3"><text:s/>5 <text:s/>public class GradedActivity</text:p>
      <text:p text:style-name="P3"><text:s/>6 <text:s/>{</text:p>
      <text:p text:style-name="P3"><text:s/>7 <text:s text:c="4"/>private double score; <text:s/>// Numeric score</text:p>
      <text:p text:style-name="P3"><text:s/>8</text:p>
      <text:p text:style-name="P3"><text:s/>9 <text:s text:c="4"/>/**</text:p>
      <text:p text:style-name="P3">10 <text:s text:c="7"/>The setScore method sets the score field.</text:p>
      <text:p text:style-name="P3">11 <text:s text:c="7"/>@param s The value to store in score.</text:p>
      <text:p text:style-name="P3">12 <text:s text:c="4"/>*/</text:p>
      <text:p text:style-name="P3">13</text:p>
      <text:p text:style-name="P3">14 <text:s text:c="4"/>public void setScore(double s)</text:p>
      <text:p text:style-name="P3">15 <text:s text:c="4"/>{</text:p>
      <text:p text:style-name="P3">16 <text:s text:c="7"/>score = s;</text:p>
      <text:p text:style-name="P3">17 <text:s text:c="4"/>}</text:p>
      <text:p text:style-name="P3">18</text:p>
      <text:p text:style-name="P3">19 <text:s text:c="4"/>/**</text:p>
      <text:p text:style-name="P3">20 <text:s text:c="7"/>The getScore method returns the score.</text:p>
      <text:p text:style-name="P3">21 <text:s text:c="7"/>@return The value stored in the score field.</text:p>
      <text:p text:style-name="P3">22 <text:s text:c="4"/>*/</text:p>
      <text:p text:style-name="P3">23</text:p>
      <text:p text:style-name="P3">24 <text:s text:c="4"/>public double getScore()</text:p>
      <text:p text:style-name="P3">25 <text:s text:c="4"/>{</text:p>
      <text:p text:style-name="P3">26 <text:s text:c="7"/>return score;</text:p>
      <text:p text:style-name="P3">27 <text:s text:c="4"/>}</text:p>
      <text:p text:style-name="P3">28</text:p>
      <text:p text:style-name="P3">29 <text:s text:c="4"/>/**</text:p>
      <text:p text:style-name="P3">30 <text:s text:c="7"/>The getGrade method returns a letter grade</text:p>
      <text:p text:style-name="P3">31 <text:s text:c="7"/>determined from the score field.</text:p>
      <text:p text:style-name="P3">32 <text:s text:c="7"/>@return The letter grade.</text:p>
      <text:p text:style-name="P3"><text:soft-page-break/>33 <text:s text:c="4"/>*/</text:p>
      <text:p text:style-name="P3">34</text:p>
      <text:p text:style-name="P3">35 <text:s text:c="4"/>public char getGrade()</text:p>
      <text:p text:style-name="P3">36 <text:s text:c="4"/>{</text:p>
      <text:p text:style-name="P3">37 <text:s text:c="7"/>char letterGrade;</text:p>
      <text:p text:style-name="P3">38</text:p>
      <text:p text:style-name="P3">39 <text:s text:c="7"/>if (score &gt;= 90)</text:p>
      <text:p text:style-name="P3">40 <text:s text:c="10"/>letterGrade = 'A';</text:p>
      <text:p text:style-name="P3">41 <text:s text:c="7"/>else if (score &gt;= 80)</text:p>
      <text:p text:style-name="P3">42 <text:s text:c="10"/>letterGrade = 'B';</text:p>
      <text:p text:style-name="P3">43 <text:s text:c="7"/>else if (score &gt;= 70)</text:p>
      <text:p text:style-name="P3">44 <text:s text:c="10"/>letterGrade = 'C';</text:p>
      <text:p text:style-name="P3">45 <text:s text:c="7"/>else if (score &gt;= 60)</text:p>
      <text:p text:style-name="P3">46 <text:s text:c="10"/>letterGrade = 'D';</text:p>
      <text:p text:style-name="P3">47 <text:s text:c="7"/>else</text:p>
      <text:p text:style-name="P3">48 <text:s text:c="10"/>letterGrade = 'F';</text:p>
      <text:p text:style-name="P3">49</text:p>
      <text:p text:style-name="P3">50 <text:s text:c="7"/>return letterGrade;</text:p>
      <text:p text:style-name="P3">51 <text:s text:c="4"/>}</text:p>
      <text:p text:style-name="P3">52 <text:s/>}</text:p>
      <text:p text:style-name="P3"/>
      <text:p text:style-name="P3">this following code is a demonstration of above.</text:p>
      <text:p text:style-name="P3"/>
      <text:p text:style-name="P3">Code Listing 10-2 (GradeDemo.java)</text:p>
      <text:p text:style-name="P3"><text:s/>1 import javax.swing.JOptionPane; </text:p>
      <text:p text:style-name="P3"><text:s/>2</text:p>
      <text:p text:style-name="P3"><text:s/>3 /**</text:p>
      <text:p text:style-name="P3"><text:s/>4 <text:s text:c="3"/>This program demonstrates the GradedActivity</text:p>
      <text:p text:style-name="P3"><text:s/>5 <text:s text:c="3"/>class.</text:p>
      <text:p text:style-name="P3"><text:s/>6 */</text:p>
      <text:p text:style-name="P3"><text:s/>7</text:p>
      <text:p text:style-name="P3"><text:s/>8 public class GradeDemo</text:p>
      <text:p text:style-name="P3"><text:s/>9 {</text:p>
      <text:p text:style-name="P3">10 <text:s text:c="3"/>public static void main(String[] args)</text:p>
      <text:p text:style-name="P3">11 <text:s text:c="3"/>{</text:p>
      <text:p text:style-name="P3">12 <text:s text:c="6"/>String input; <text:s text:c="7"/>// To hold input</text:p>
      <text:p text:style-name="P3">13 <text:s text:c="6"/>double testScore; <text:s text:c="3"/>// A test score</text:p>
      <text:p text:style-name="P3">14</text:p>
      <text:p text:style-name="P3">15 <text:s text:c="6"/>// Create a GradedActivity object.</text:p>
      <text:p text:style-name="P3">16 <text:s text:c="6"/>GradedActivity grade = new GradedActivity();</text:p>
      <text:p text:style-name="P3">17</text:p>
      <text:p text:style-name="P3">18 <text:s text:c="6"/>// Get a test score.</text:p>
      <text:p text:style-name="P3">19 <text:s text:c="6"/>input = JOptionPane.showInputDialog("Enter " +</text:p>
      <text:p text:style-name="P3">20 <text:s text:c="27"/>"a numeric test score.");</text:p>
      <text:p text:style-name="P3">21 <text:s text:c="6"/>testScore = Double.parseDouble(input);</text:p>
      <text:p text:style-name="P3">22</text:p>
      <text:p text:style-name="P3">23 <text:s text:c="6"/>// Store the score in the grade object.</text:p>
      <text:p text:style-name="P3">24 <text:s text:c="6"/>grade.setScore(testScore);</text:p>
      <text:p text:style-name="P3">25</text:p>
      <text:p text:style-name="P3"><text:soft-page-break/>26 <text:s text:c="6"/>// Display the letter grade for the score.</text:p>
      <text:p text:style-name="P3">27 <text:s text:c="6"/>JOptionPane.showMessageDialog(null,</text:p>
      <text:p text:style-name="P3">28 <text:s text:c="21"/>"The grade for that test is " +</text:p>
      <text:p text:style-name="P3">29 <text:s text:c="21"/>grade.getGrade());</text:p>
      <text:p text:style-name="P3">30</text:p>
      <text:p text:style-name="P3">31 <text:s text:c="6"/>System.exit(0);</text:p>
      <text:p text:style-name="P3">32 <text:s text:c="3"/>}</text:p>
      <text:p text:style-name="P3">33 }</text:p>
      <text:p text:style-name="P3"/>
      <text:p text:style-name="P3">GradedActivity is the generalized class. FinalExam could be a subclass of GA.</text:p>
      <text:p text:style-name="P3"/>
      <text:p text:style-name="P3">Code Listing 10-3 (FinalExam.java)</text:p>
      <text:p text:style-name="P3"><text:s/>1 /**</text:p>
      <text:p text:style-name="P3"><text:s/>2 <text:s text:c="3"/>This class determines the grade for a final exam.</text:p>
      <text:p text:style-name="P3"><text:s/>3 */</text:p>
      <text:p text:style-name="P3"><text:s/>4</text:p>
      <text:p text:style-name="P3"><text:s/>5 public class FinalExam extends GradedActivity</text:p>
      <text:p text:style-name="P3"><text:s/>6 {</text:p>
      <text:p text:style-name="P3"><text:s/>7 <text:s text:c="3"/>private int numQuestions; <text:s text:c="5"/>// Number of questions</text:p>
      <text:p text:style-name="P3"><text:s/>8 <text:s text:c="3"/>private double pointsEach; <text:s text:c="4"/>// Points for each question</text:p>
      <text:p text:style-name="P3"><text:s/>9 <text:s text:c="3"/>private int numMissed; <text:s text:c="8"/>// Questions missed</text:p>
      <text:p text:style-name="P3">10</text:p>
      <text:p text:style-name="P3">11 <text:s text:c="3"/>/**</text:p>
      <text:p text:style-name="P3">12 <text:s text:c="6"/>The constructor sets the number of questions on the</text:p>
      <text:p text:style-name="P3">13 <text:s text:c="6"/>exam and the number of questions missed.</text:p>
      <text:p text:style-name="P3">14 <text:s text:c="6"/>@param questions The number of questions.</text:p>
      <text:p text:style-name="P3">15 <text:s text:c="6"/>@param missed The number of questions missed.</text:p>
      <text:p text:style-name="P3">16 <text:s text:c="3"/>*/</text:p>
      <text:p text:style-name="P3">17</text:p>
      <text:p text:style-name="P3">18 <text:s text:c="3"/>public FinalExam(int questions, int missed)</text:p>
      <text:p text:style-name="P3">19 <text:s text:c="3"/>{</text:p>
      <text:p text:style-name="P3">20 <text:s text:c="6"/>double numericScore; <text:s text:c="7"/>// To hold a numeric score</text:p>
      <text:p text:style-name="P3">21</text:p>
      <text:p text:style-name="P3">22 <text:s text:c="6"/>// Set the numQuestions and numMissed fields.</text:p>
      <text:p text:style-name="P3">23 <text:s text:c="6"/>numQuestions = questions;</text:p>
      <text:p text:style-name="P3">24 <text:s text:c="6"/>numMissed = missed;</text:p>
      <text:p text:style-name="P3">25</text:p>
      <text:p text:style-name="P3">26 <text:s text:c="6"/>// Calculate the points for each question and</text:p>
      <text:p text:style-name="P3">27 <text:s text:c="6"/>// the numeric score for this exam.</text:p>
      <text:p text:style-name="P3">28 <text:s text:c="6"/>pointsEach = 100.0 / questions;</text:p>
      <text:p text:style-name="P3">29 <text:s text:c="6"/>numericScore = 100.0 − (missed * pointsEach);</text:p>
      <text:p text:style-name="P3">30</text:p>
      <text:p text:style-name="P3">31 <text:s text:c="6"/>// Call the inherited setScore method to</text:p>
      <text:p text:style-name="P3">32 <text:s text:c="6"/>// set the numeric score.</text:p>
      <text:p text:style-name="P3">33 <text:s text:c="6"/>setScore(numericScore);</text:p>
      <text:p text:style-name="P3">34 <text:s text:c="3"/>}</text:p>
      <text:p text:style-name="P3">35</text:p>
      <text:p text:style-name="P3">36 <text:s text:c="3"/>/**</text:p>
      <text:p text:style-name="P3">37 <text:s text:c="6"/>The getPointsEach method returns the number of</text:p>
      <text:p text:style-name="P3"><text:soft-page-break/>38 <text:s text:c="6"/>points each question is worth.</text:p>
      <text:p text:style-name="P3">39 <text:s text:c="6"/>@return The value in the pointsEach field.</text:p>
      <text:p text:style-name="P3">40 <text:s text:c="3"/>*/</text:p>
      <text:p text:style-name="P3">41</text:p>
      <text:p text:style-name="P3">42 <text:s text:c="3"/>public double getPointsEach()</text:p>
      <text:p text:style-name="P3">43 <text:s text:c="3"/>{</text:p>
      <text:p text:style-name="P3">44 <text:s text:c="6"/>return pointsEach;</text:p>
      <text:p text:style-name="P3">45 <text:s text:c="3"/>}</text:p>
      <text:p text:style-name="P3">46</text:p>
      <text:p text:style-name="P3">47 <text:s text:c="3"/>/**</text:p>
      <text:p text:style-name="P3">48 <text:s text:c="6"/>The getNumMissed method returns the number of</text:p>
      <text:p text:style-name="P3">49 <text:s text:c="6"/>questions missed.</text:p>
      <text:p text:style-name="P3">50 <text:s text:c="6"/>@return The value in the numMissed field.</text:p>
      <text:p text:style-name="P3">51 <text:s text:c="3"/>*/</text:p>
      <text:p text:style-name="P3">52</text:p>
      <text:p text:style-name="P3">53 <text:s text:c="3"/>public int getNumMissed()</text:p>
      <text:p text:style-name="P3">54 <text:s text:c="3"/>{</text:p>
      <text:p text:style-name="P3">55 <text:s text:c="6"/>return numMissed;</text:p>
      <text:p text:style-name="P3">56 <text:s text:c="3"/>}</text:p>
      <text:p text:style-name="P3">57 }</text:p>
      <text:p text:style-name="P3"/>
      <text:p text:style-name="P3">the header contains the word extends which means that FinalExam is a subclass of GA.</text:p>
      <text:p text:style-name="P3"/>
      <text:p text:style-name="P3">Private superclass members can not be accessed by subclasses. The setScore method is inherited from the GA superclass. </text:p>
      <text:p text:style-name="P3"/>
      <text:p text:style-name="P3">Code Listing 10-4 (FinalExamDemo.java)</text:p>
      <text:p text:style-name="P3"><text:s/>1 import javax.swing.JOptionPane;</text:p>
      <text:p text:style-name="P3"><text:s/>2</text:p>
      <text:p text:style-name="P3"><text:s/>3 /**</text:p>
      <text:p text:style-name="P3"><text:s/>4 <text:s text:c="3"/>This program demonstrates the FinalExam class,</text:p>
      <text:p text:style-name="P3"><text:s/>5 <text:s text:c="3"/>which extends the GradedActivity class.</text:p>
      <text:p text:style-name="P3"><text:s/>6 */</text:p>
      <text:p text:style-name="P3"><text:s/>7</text:p>
      <text:p text:style-name="P3"><text:s/>8 public class FinalExamDemo</text:p>
      <text:p text:style-name="P3"><text:s/>9 {</text:p>
      <text:p text:style-name="P3">10 <text:s text:c="3"/>public static void main(String[] args)</text:p>
      <text:p text:style-name="P3">11 <text:s text:c="3"/>{</text:p>
      <text:p text:style-name="P3">12 <text:s text:c="6"/>String input; <text:s text:c="7"/>// To hold input</text:p>
      <text:p text:style-name="P3">13 <text:s text:c="6"/>int questions; <text:s text:c="6"/>// Number of questions</text:p>
      <text:p text:style-name="P3">14 <text:s text:c="6"/>int missed; <text:s text:c="9"/>// Number of questions missed</text:p>
      <text:p text:style-name="P3">15</text:p>
      <text:p text:style-name="P3">16 <text:s text:c="6"/>// Get the number of questions on the exam.</text:p>
      <text:p text:style-name="P3">17 <text:s text:c="6"/>input = JOptionPane.showInputDialog("How many " +</text:p>
      <text:p text:style-name="P3">18 <text:s text:c="21"/>"questions are on the final exam?");</text:p>
      <text:p text:style-name="P3">19 <text:s text:c="6"/>questions = Integer.parseInt(input);</text:p>
      <text:p text:style-name="P3">20</text:p>
      <text:p text:style-name="P3">21 <text:s text:c="6"/>// Get the number of questions the student missed.</text:p>
      <text:p text:style-name="P3">22 <text:s text:c="6"/>input = JOptionPane.showInputDialog("How many " +</text:p>
      <text:p text:style-name="P3"><text:soft-page-break/>23 <text:s text:c="22"/>"questions did the student miss?");</text:p>
      <text:p text:style-name="P3">24 <text:s text:c="6"/>missed = Integer.parseInt(input);</text:p>
      <text:p text:style-name="P3">25</text:p>
      <text:p text:style-name="P3">26 <text:s text:c="6"/>// Create a FinalExam object.</text:p>
      <text:p text:style-name="P3">27 <text:s text:c="6"/>FinalExam exam = new FinalExam(questions, missed);</text:p>
      <text:p text:style-name="P3">28</text:p>
      <text:p text:style-name="P3">29 <text:s text:c="6"/>// Display the test results.</text:p>
      <text:p text:style-name="P3">30 <text:s text:c="6"/>JOptionPane.showMessageDialog(null,</text:p>
      <text:p text:style-name="P3">31 <text:s text:c="11"/>"Each question counts " + exam.getPointsEach() +</text:p>
      <text:p text:style-name="P3">32 <text:s text:c="11"/>" points.\nThe exam score is " +</text:p>
      <text:p text:style-name="P3">33 <text:s text:c="11"/>exam.getScore() + "\nThe exam grade is " +</text:p>
      <text:p text:style-name="P3">34 <text:s text:c="11"/>exam.getGrade());</text:p>
      <text:p text:style-name="P3">35</text:p>
      <text:p text:style-name="P3">36 <text:s text:c="6"/>System.exit(0);</text:p>
      <text:p text:style-name="P3">37 <text:s text:c="3"/>}</text:p>
      <text:p text:style-name="P3">38 }</text:p>
      <text:p text:style-name="P3"/>
      <text:p text:style-name="P3">In line 27 the following statement creates an instance of the FinalExam class and assigns its address to the exam variable:</text:p>
      <text:p text:style-name="P3"/>
      <text:p text:style-name="P3">FinalExam exam = new FinalExam(questions, missed);</text:p>
      <text:p text:style-name="P3">When a FinalExam object is created in memory, it not only has the members declared in the FinalExam class, but also the non-private members declared in the GradedActivity class. Notice in lines 30 through 34, shown here, that two public methods of the GradedActivity class, getScore and getGrade, are directly called from the exam object:</text:p>
      <text:p text:style-name="P3"/>
      <text:p text:style-name="P3">JOptionPane.showMessageDialog(null,</text:p>
      <text:p text:style-name="P3"><text:s text:c="3"/>"Each question counts " + exam.getPointsEach() +</text:p>
      <text:p text:style-name="P3"><text:s text:c="3"/>" points.\nThe exam score is " +</text:p>
      <text:p text:style-name="P3"><text:s text:c="3"/>exam.getScore() + "\nThe exam grade is " +</text:p>
      <text:p text:style-name="P3"><text:s text:c="3"/>exam.getGrade());</text:p>
      <text:p text:style-name="P3"/>
      <text:p text:style-name="P3">when subclasses extend superclasses, the private members of the superclass are public members of the subclass. In UML, inheritance is shown by a arrow pointing from the subclass to the superclass.</text:p>
      <text:p text:style-name="P3"/>
      <text:p text:style-name="P3">Superclass constructors are executed first before subclass ones. </text:p>
      <text:p text:style-name="P3"/>
      <text:p text:style-name="P3">Code Listing 10-5 shows a class, SuperClass1, that has a no-arg constructor. The constructor simply displays the message “This is the superclass constructor.” Code Listing 10-6 shows SubClass1, which extends SuperClass1. This class also has a no-arg constructor, which displays the message “This is the subclass constructor.”</text:p>
      <text:p text:style-name="P3"/>
      <text:p text:style-name="P3">Code Listing 10-5 (SuperClass1.java)</text:p>
      <text:p text:style-name="P3"><text:s/>1 <text:s/>public class SuperClass1</text:p>
      <text:p text:style-name="P3"><text:s/>2 <text:s/>{</text:p>
      <text:p text:style-name="P3"><text:s/>3 <text:s text:c="4"/>/**</text:p>
      <text:p text:style-name="P3"><text:s/>4 <text:s text:c="7"/>Constructor</text:p>
      <text:p text:style-name="P3"><text:s/>5 <text:s text:c="4"/>*/</text:p>
      <text:p text:style-name="P3"><text:s/>6</text:p>
      <text:p text:style-name="P3"><text:soft-page-break/><text:s/>7 <text:s text:c="4"/>public SuperClass1()</text:p>
      <text:p text:style-name="P3"><text:s/>8 <text:s text:c="4"/>{</text:p>
      <text:p text:style-name="P3"><text:s/>9 <text:s text:c="7"/>System.out.println("This is the " +</text:p>
      <text:p text:style-name="P3">10 <text:s text:c="17"/>"superclass constructor.");</text:p>
      <text:p text:style-name="P3">11 <text:s text:c="4"/>}</text:p>
      <text:p text:style-name="P3">12 <text:s/>}</text:p>
      <text:p text:style-name="P3"/>
      <text:p text:style-name="P3">Code Listing 10-6 (SubClass1.java)</text:p>
      <text:p text:style-name="P3"><text:s/>1 <text:s/>public class SubClass1 extends SuperClass1</text:p>
      <text:p text:style-name="P3"><text:s/>2 <text:s/>{</text:p>
      <text:p text:style-name="P3"><text:s/>3 <text:s text:c="4"/>/**</text:p>
      <text:p text:style-name="P3"><text:s/>4 <text:s text:c="7"/>Constructor</text:p>
      <text:p text:style-name="P3"><text:s/>5 <text:s text:c="4"/>*/</text:p>
      <text:p text:style-name="P3"><text:s/>6</text:p>
      <text:p text:style-name="P3"><text:s/>7 <text:s text:c="4"/>public SubClass1()</text:p>
      <text:p text:style-name="P3"><text:s/>8 <text:s text:c="4"/>{</text:p>
      <text:p text:style-name="P3"><text:s/>9 <text:s text:c="7"/>System.out.println("This is the " +</text:p>
      <text:p text:style-name="P3">10 <text:s text:c="17"/>"subclass constructor.");</text:p>
      <text:p text:style-name="P3">11 <text:s text:c="4"/>}</text:p>
      <text:p text:style-name="P3">12 <text:s/>}</text:p>
      <text:p text:style-name="P3">The program in Code Listing 10-7 creates a SubClass1 object. As you can see from the program output, the superclass constructor executes first, followed by the subclass constructor.</text:p>
      <text:p text:style-name="P3"/>
      <text:p text:style-name="P3">Code Listing 10-7 (ConstructorDemo1.java)</text:p>
      <text:p text:style-name="P3"><text:s/>1 <text:s/>/**</text:p>
      <text:p text:style-name="P3"><text:s/>2 <text:s text:c="4"/>This program demonstrates the order in which</text:p>
      <text:p text:style-name="P3"><text:s/>3 <text:s text:c="4"/>superclass and subclass constructors are called.</text:p>
      <text:p text:style-name="P3"><text:s/>4 <text:s/>*/</text:p>
      <text:p text:style-name="P3"><text:s/>5</text:p>
      <text:p text:style-name="P3"><text:s/>6 <text:s/>public class ConstructorDemo1</text:p>
      <text:p text:style-name="P3"><text:s/>7 <text:s/>{</text:p>
      <text:p text:style-name="P3"><text:s/>8 <text:s text:c="4"/>public static void main(String[] args)</text:p>
      <text:p text:style-name="P3"><text:s/>9 <text:s text:c="4"/>{</text:p>
      <text:p text:style-name="P3">10 <text:s text:c="7"/>SubClass1 obj = new SubClass1();</text:p>
      <text:p text:style-name="P3">11 <text:s text:c="4"/>}</text:p>
      <text:p text:style-name="P3">12 <text:s/>}</text:p>
      <text:p text:style-name="P3"/>
      <text:p text:style-name="P3">subclass inherits from superclass but not the other way. </text:p>
      <text:p text:style-name="P3"/>
      <text:p text:style-name="P2">10.2:</text:p>
      <text:p text:style-name="P3">you can call the super class using the key word super. </text:p>
      <text:p text:style-name="P3"/>
      <text:p text:style-name="P3">Code Listing 10-8 shows a class, SuperClass2, which has a no-arg constructor and a constructor that accepts an int argument. Code Listing 10-9 shows SubClass2, which extends SuperClass2. This class’s constructor uses the super key word to call the superclass’s constructor and pass an argument to it.</text:p>
      <text:p text:style-name="P3"/>
      <text:p text:style-name="P3">Code Listing 10-8 (SuperClass2.java)</text:p>
      <text:p text:style-name="P3"><text:s/>1 <text:s/>public class SuperClass2</text:p>
      <text:p text:style-name="P3"><text:s/>2 <text:s/>{</text:p>
      <text:p text:style-name="P3"><text:soft-page-break/><text:s/>3 <text:s text:c="4"/>/**</text:p>
      <text:p text:style-name="P3"><text:s/>4 <text:s text:c="7"/>Constructor #1</text:p>
      <text:p text:style-name="P3"><text:s/>5 <text:s text:c="4"/>*/</text:p>
      <text:p text:style-name="P3"><text:s/>6</text:p>
      <text:p text:style-name="P3"><text:s/>7 <text:s text:c="4"/>public SuperClass2()</text:p>
      <text:p text:style-name="P3"><text:s/>8 <text:s text:c="4"/>{</text:p>
      <text:p text:style-name="P3"><text:s/>9 <text:s text:c="7"/>System.out.println("This is the superclass " +</text:p>
      <text:p text:style-name="P3">10 <text:s text:c="26"/>"no-arg constructor.");</text:p>
      <text:p text:style-name="P3">11 <text:s text:c="4"/>}</text:p>
      <text:p text:style-name="P3">12</text:p>
      <text:p text:style-name="P3">13 <text:s text:c="4"/>/**</text:p>
      <text:p text:style-name="P3">14 <text:s text:c="7"/>Constructor #2</text:p>
      <text:p text:style-name="P3">15 <text:s text:c="4"/>*/</text:p>
      <text:p text:style-name="P3">16</text:p>
      <text:p text:style-name="P3">17 <text:s text:c="4"/>public SuperClass2(int arg)</text:p>
      <text:p text:style-name="P3">18 <text:s text:c="4"/>{</text:p>
      <text:p text:style-name="P3">19 <text:s text:c="7"/>System.out.println("The following argument " +</text:p>
      <text:p text:style-name="P3">20 <text:s text:c="26"/>"was passed to the superclass " +</text:p>
      <text:p text:style-name="P3">21 <text:s text:c="26"/>"constructor: " + arg);</text:p>
      <text:p text:style-name="P3">22 <text:s text:c="4"/>}</text:p>
      <text:p text:style-name="P3">23 <text:s/>}</text:p>
      <text:p text:style-name="P3">Code Listing 10-9 (SubClass2.java)</text:p>
      <text:p text:style-name="P3"><text:s/>1 <text:s/>public class SubClass2 extends SuperClass2</text:p>
      <text:p text:style-name="P3"><text:s/>2 <text:s/>{</text:p>
      <text:p text:style-name="P3"><text:s/>3 <text:s text:c="4"/>/**</text:p>
      <text:p text:style-name="P3"><text:s/>4 <text:s text:c="8"/>Constructor</text:p>
      <text:p text:style-name="P3"><text:s/>5 <text:s text:c="4"/>*/</text:p>
      <text:p text:style-name="P3"><text:s/>6</text:p>
      <text:p text:style-name="P3"><text:s/>7 <text:s text:c="4"/>public SubClass2()</text:p>
      <text:p text:style-name="P3"><text:s/>8 <text:s text:c="4"/>{</text:p>
      <text:p text:style-name="P3"><text:s/>9 <text:s text:c="7"/>super(10);</text:p>
      <text:p text:style-name="P3">10 <text:s text:c="7"/>System.out.println("This is the " +</text:p>
      <text:p text:style-name="P3">11 <text:s text:c="26"/>"subclass constructor.");</text:p>
      <text:p text:style-name="P3">12 <text:s text:c="4"/>}</text:p>
      <text:p text:style-name="P3">13 <text:s/>}</text:p>
      <text:p text:style-name="P3"/>
      <text:p text:style-name="P3">the super constructor only works in the subclass. The statement mst be the first statement in the subclass and unless explicit the java will call the no arg constructor. </text:p>
      <text:p text:style-name="P3"/>
      <text:p text:style-name="P3">The program in Code Listing 10-10 demonstrates these classes.</text:p>
      <text:p text:style-name="P3"/>
      <text:p text:style-name="P3">Code Listing 10-10 (ConstructorDemo2.java)</text:p>
      <text:p text:style-name="P3"><text:s/>1 <text:s/>/**</text:p>
      <text:p text:style-name="P3"><text:s/>2 <text:s text:c="4"/>This program demonstrates how a superclass</text:p>
      <text:p text:style-name="P3"><text:s/>3 <text:s text:c="4"/>constructor is called with the super key word.</text:p>
      <text:p text:style-name="P3"><text:s/>4 <text:s/>*/</text:p>
      <text:p text:style-name="P3"><text:s/>5</text:p>
      <text:p text:style-name="P3"><text:s/>6 <text:s/>public class ConstructorDemo2</text:p>
      <text:p text:style-name="P3"><text:s/>7 <text:s/>{</text:p>
      <text:p text:style-name="P3"><text:soft-page-break/><text:s/>8 <text:s text:c="4"/>public static void main(String[] args)</text:p>
      <text:p text:style-name="P3"><text:s/>9 <text:s text:c="4"/>{</text:p>
      <text:p text:style-name="P3">10 <text:s text:c="7"/>SubClass2 obj = new SubClass2();</text:p>
      <text:p text:style-name="P3">11 <text:s text:c="4"/>}</text:p>
      <text:p text:style-name="P3">12 <text:s/>}</text:p>
      <text:p text:style-name="P3"/>
      <text:p text:style-name="P3">Here is part of the class’s code:</text:p>
      <text:p text:style-name="P3"/>
      <text:p text:style-name="P3">public class Rectangle</text:p>
      <text:p text:style-name="P3">{</text:p>
      <text:p text:style-name="P3"><text:s text:c="3"/>private double length;</text:p>
      <text:p text:style-name="P3"><text:s text:c="3"/>private double width;</text:p>
      <text:p text:style-name="P3"><text:s text:c="3"/>/**</text:p>
      <text:p text:style-name="P3"><text:s text:c="6"/>Constructor</text:p>
      <text:p text:style-name="P3"><text:s text:c="6"/>@param len The length of the rectangle.</text:p>
      <text:p text:style-name="P3"><text:s text:c="6"/>@param w The width of the rectangle.</text:p>
      <text:p text:style-name="P3"><text:s text:c="3"/>*/</text:p>
      <text:p text:style-name="P3"><text:s text:c="2"/></text:p>
      <text:p text:style-name="P3"><text:s text:c="3"/>public Rectangle(double len, double w)</text:p>
      <text:p text:style-name="P3"><text:s text:c="3"/>{</text:p>
      <text:p text:style-name="P3"><text:s text:c="6"/>length = len;</text:p>
      <text:p text:style-name="P3"><text:s text:c="6"/>width = w;</text:p>
      <text:p text:style-name="P3"><text:s text:c="3"/>}</text:p>
      <text:p text:style-name="P3"><text:s text:c="3"/>(Other methods follow . . .)</text:p>
      <text:p text:style-name="P3">}</text:p>
      <text:p text:style-name="P3"/>
      <text:p text:style-name="P3"/>
      <text:p text:style-name="P3">a subclass cube can be made from the class rectangle.</text:p>
      <text:p text:style-name="P3"/>
      <text:p text:style-name="P3">Code Listing 10-11 (Cube.java)</text:p>
      <text:p text:style-name="P3"><text:s/>1 /**</text:p>
      <text:p text:style-name="P3"><text:s/>2 <text:s text:c="3"/>This class holds data about a cube.</text:p>
      <text:p text:style-name="P3"><text:s/>3 */</text:p>
      <text:p text:style-name="P3"><text:s/>4</text:p>
      <text:p text:style-name="P3"><text:s/>5 public class Cube extends Rectangle</text:p>
      <text:p text:style-name="P3"><text:s/>6 {</text:p>
      <text:p text:style-name="P3"><text:s/>7 <text:s text:c="3"/>private double height; <text:s/>// The cube's height</text:p>
      <text:p text:style-name="P3"><text:s/>8</text:p>
      <text:p text:style-name="P3"><text:s/>9 <text:s text:c="3"/>/**</text:p>
      <text:p text:style-name="P3">10 <text:s text:c="6"/>The constructor sets the cube's length,</text:p>
      <text:p text:style-name="P3">11 <text:s text:c="6"/>width, and height.</text:p>
      <text:p text:style-name="P3">12 <text:s text:c="6"/>@param len The cube's length.</text:p>
      <text:p text:style-name="P3">13 <text:s text:c="6"/>@param w The cube's width.</text:p>
      <text:p text:style-name="P3">14 <text:s text:c="6"/>@param h The cube's height.</text:p>
      <text:p text:style-name="P3">15 <text:s text:c="3"/>*/</text:p>
      <text:p text:style-name="P3">16</text:p>
      <text:p text:style-name="P3">17 <text:s text:c="3"/>public Cube(double len, double w, double h)</text:p>
      <text:p text:style-name="P3">18 <text:s text:c="3"/>{</text:p>
      <text:p text:style-name="P3">19 <text:s text:c="6"/>// Call the superclass constructor.</text:p>
      <text:p text:style-name="P3"><text:soft-page-break/>20 <text:s text:c="6"/>super(len, w);</text:p>
      <text:p text:style-name="P3">21</text:p>
      <text:p text:style-name="P3">22 <text:s text:c="6"/>// Set the height.</text:p>
      <text:p text:style-name="P3">23 <text:s text:c="7"/>height = h;</text:p>
      <text:p text:style-name="P3">24 <text:s text:c="3"/>}</text:p>
      <text:p text:style-name="P3">25</text:p>
      <text:p text:style-name="P3">26 <text:s text:c="3"/>/**</text:p>
      <text:p text:style-name="P3">27 <text:s text:c="6"/>The getHeight method returns the cube's height.</text:p>
      <text:p text:style-name="P3">28 <text:s text:c="6"/>@return The value in the height field.</text:p>
      <text:p text:style-name="P3">29 <text:s text:c="3"/>*/</text:p>
      <text:p text:style-name="P3">30</text:p>
      <text:p text:style-name="P3">31 <text:s text:c="3"/>public double getHeight()</text:p>
      <text:p text:style-name="P3">32 <text:s text:c="3"/>{</text:p>
      <text:p text:style-name="P3">33 <text:s text:c="6"/>return height;</text:p>
      <text:p text:style-name="P3">34 <text:s text:c="3"/>}</text:p>
      <text:p text:style-name="P3">35</text:p>
      <text:p text:style-name="P3">36 <text:s text:c="3"/>/**</text:p>
      <text:p text:style-name="P3">37 <text:s text:c="6"/>The getSurfaceArea method calculates and</text:p>
      <text:p text:style-name="P3">38 <text:s text:c="6"/>returns the cube's surface area.</text:p>
      <text:p text:style-name="P3">39 <text:s text:c="6"/>@return The surface area of the cube.</text:p>
      <text:p text:style-name="P3">40 <text:s text:c="3"/>*/</text:p>
      <text:p text:style-name="P3">41</text:p>
      <text:p text:style-name="P3">42 <text:s text:c="3"/>public double getSurfaceArea()</text:p>
      <text:p text:style-name="P3">43 <text:s text:c="3"/>{</text:p>
      <text:p text:style-name="P3">44 <text:s text:c="6"/>return getArea() * 6;</text:p>
      <text:p text:style-name="P3">45 <text:s text:c="3"/>}</text:p>
      <text:p text:style-name="P3">46</text:p>
      <text:p text:style-name="P3">47 <text:s text:c="3"/>/**</text:p>
      <text:p text:style-name="P3">48 <text:s text:c="6"/>The getVolume method calculates and</text:p>
      <text:p text:style-name="P3">49 <text:s text:c="6"/>returns the cube's volume.</text:p>
      <text:p text:style-name="P3">50 <text:s text:c="6"/>@return The volume of the cube.</text:p>
      <text:p text:style-name="P3">51 <text:s text:c="3"/>*/</text:p>
      <text:p text:style-name="P3">52</text:p>
      <text:p text:style-name="P3">53 <text:s text:c="3"/>public double getVolume()</text:p>
      <text:p text:style-name="P3">54 <text:s text:c="3"/>{</text:p>
      <text:p text:style-name="P3">55 <text:s text:c="6"/>return getArea() * height;</text:p>
      <text:p text:style-name="P3">56 <text:s text:c="3"/>}</text:p>
      <text:p text:style-name="P3">57 }</text:p>
      <text:p text:style-name="P3"/>
      <text:p text:style-name="P3">Code Listing 10-12 (CubeDemo.java)</text:p>
      <text:p text:style-name="P3"><text:s/>1 import java.util.Scanner;</text:p>
      <text:p text:style-name="P3"><text:s/>2</text:p>
      <text:p text:style-name="P3"><text:s/>3 /**</text:p>
      <text:p text:style-name="P3"><text:s/>4 <text:s text:c="3"/>This program demonstrates passing arguments to a</text:p>
      <text:p text:style-name="P3"><text:s/>5 <text:s text:c="3"/>superclass constructor.</text:p>
      <text:p text:style-name="P3"><text:s/>6 */</text:p>
      <text:p text:style-name="P3"><text:s/>7</text:p>
      <text:p text:style-name="P3"><text:s/>8 public class CubeDemo</text:p>
      <text:p text:style-name="P3"><text:s/>9 {</text:p>
      <text:p text:style-name="P3"><text:soft-page-break/>10 <text:s text:c="3"/>public static void main(String[] args)</text:p>
      <text:p text:style-name="P3">11 <text:s text:c="3"/>{</text:p>
      <text:p text:style-name="P3">12 <text:s text:c="6"/>double length; <text:s text:c="6"/>// The cube's length</text:p>
      <text:p text:style-name="P3">13 <text:s text:c="6"/>double width; <text:s text:c="7"/>// The cube's width</text:p>
      <text:p text:style-name="P3">14 <text:s text:c="6"/>double height; <text:s text:c="6"/>// The cube's height</text:p>
      <text:p text:style-name="P3">15</text:p>
      <text:p text:style-name="P3">16 <text:s text:c="6"/>// Create a Scanner object for keyboard input.</text:p>
      <text:p text:style-name="P3">17 <text:s text:c="6"/>Scanner keyboard = new Scanner(System.in);</text:p>
      <text:p text:style-name="P3">18</text:p>
      <text:p text:style-name="P3">19 <text:s text:c="6"/>// Get cube's length.</text:p>
      <text:p text:style-name="P3">20 <text:s text:c="6"/>System.out.println("Enter the following " +</text:p>
      <text:p text:style-name="P3">21 <text:s text:c="25"/>"dimensions of a cube:");</text:p>
      <text:p text:style-name="P3">22 <text:s text:c="6"/>System.out.print("Length: ");</text:p>
      <text:p text:style-name="P3">23 <text:s text:c="6"/>length = keyboard.nextDouble();</text:p>
      <text:p text:style-name="P3">24</text:p>
      <text:p text:style-name="P3">25 <text:s text:c="6"/>// Get the cube's width.</text:p>
      <text:p text:style-name="P3">26 <text:s text:c="6"/>System.out.print("Width: ");</text:p>
      <text:p text:style-name="P3">27 <text:s text:c="6"/>width = keyboard.nextDouble();</text:p>
      <text:p text:style-name="P3">28</text:p>
      <text:p text:style-name="P3">29 <text:s text:c="6"/>// Get the cube's height.</text:p>
      <text:p text:style-name="P3">30 <text:s text:c="6"/>System.out.print("Height: ");</text:p>
      <text:p text:style-name="P3">31 <text:s text:c="6"/>height = keyboard.nextDouble();</text:p>
      <text:p text:style-name="P3">32</text:p>
      <text:p text:style-name="P3">33 <text:s text:c="6"/>// Create a cube object and pass the</text:p>
      <text:p text:style-name="P3">34 <text:s text:c="6"/>// dimensions to the constructor.</text:p>
      <text:p text:style-name="P3">35 <text:s text:c="6"/>Cube myCube =</text:p>
      <text:p text:style-name="P3">36 <text:s text:c="13"/>new Cube(length, width, height);</text:p>
      <text:p text:style-name="P3">37</text:p>
      <text:p text:style-name="P3">38 <text:s text:c="6"/>// Display the cube's properties.</text:p>
      <text:p text:style-name="P3">39 <text:s text:c="6"/>System.out.println("Here are the cube's " +</text:p>
      <text:p text:style-name="P3">40 <text:s text:c="25"/>"properties.");</text:p>
      <text:p text:style-name="P3">41 <text:s text:c="6"/>System.out.println("Length: " +</text:p>
      <text:p text:style-name="P3">42 <text:s text:c="25"/>myCube.getLength());</text:p>
      <text:p text:style-name="P3">43 <text:s text:c="6"/>System.out.println("Width: " +</text:p>
      <text:p text:style-name="P3">44 <text:s text:c="25"/>myCube.getWidth());</text:p>
      <text:p text:style-name="P3">45 <text:s text:c="6"/>System.out.println("Height: " +</text:p>
      <text:p text:style-name="P3">46 <text:s text:c="25"/>myCube.getHeight());</text:p>
      <text:p text:style-name="P3">47 <text:s text:c="6"/>System.out.println("Base Area: " +</text:p>
      <text:p text:style-name="P3">48 <text:s text:c="25"/>myCube.getArea());</text:p>
      <text:p text:style-name="P3">49 <text:s text:c="6"/>System.out.println("Surface Area: " +</text:p>
      <text:p text:style-name="P3">50 <text:s text:c="25"/>myCube.getSurfaceArea());</text:p>
      <text:p text:style-name="P3">51 <text:s text:c="6"/>System.out.println("Volume: " +</text:p>
      <text:p text:style-name="P3">52 <text:s text:c="25"/>myCube.getVolume());</text:p>
      <text:p text:style-name="P3">53 <text:s text:c="3"/>}</text:p>
      <text:p text:style-name="P3">54 }</text:p>
      <text:p text:style-name="P3"/>
      <text:p text:style-name="P3"/>
      <text:p text:style-name="P3"/>
      <text:p text:style-name="P3"/>
      <text:p text:style-name="P3"><text:soft-page-break/>When the Superclass Has No Default or No-Arg Constructors</text:p>
      <text:p text:style-name="P3">Recall from Chapter 6 that Java provides a default constructor for a class only when you provide no constructors for the class. This makes it possible to have a class with no default constructor. The Rectangle class we just looked at is an example. It has a constructor that accepts two arguments. Because we have provided this constructor, the Rectangle class does not have a default constructor. In addition, we have not written a no-arg constructor for the class.</text:p>
      <text:p text:style-name="P3"/>
      <text:p text:style-name="P3">If a superclass does not have a default constructor and does not have a no-arg constructor, then a class that inherits from it must call one of the constructors that the superclass does have. If it does not, an error will result when the subclass is compiled.</text:p>
      <text:p text:style-name="P3"/>
      <text:p text:style-name="P3">Summary of Constructor Issues in Inheritance</text:p>
      <text:p text:style-name="P3">We have covered a number of important issues that you should remember about constructors in an inheritance relationship. The following list summarizes them:</text:p>
      <text:p text:style-name="P3"/>
      <text:p text:style-name="P3">The superclass constructor always executes before the subclass constructor.</text:p>
      <text:p text:style-name="P3"/>
      <text:p text:style-name="P3">You can write a super statement that calls a superclass constructor, but only in the subclass’s constructor. You cannot call the superclass constructor from any other method.</text:p>
      <text:p text:style-name="P3"/>
      <text:p text:style-name="P3">If a super statement that calls a superclass constructor appears in a subclass constructor, it must be the first statement.</text:p>
      <text:p text:style-name="P3"/>
      <text:p text:style-name="P3">If a subclass constructor does not explicitly call a superclass constructor, Java will automatically call super() just before the code in the subclass’s constructor executes.</text:p>
      <text:p text:style-name="P3"/>
      <text:p text:style-name="P3">If a superclass does not have a default constructor and does not have a no-arg constructor, then a class that inherits from it must call one of the constructors that the superclass does have.</text:p>
      <text:p text:style-name="P3"/>
      <text:p text:style-name="P2">10.3:</text:p>
      <text:p text:style-name="P3">Subclasses can override superclasses when methods contain the same signature. CurvedActivity can be a subclass of the GA class and it can have its own setScore method. </text:p>
      <text:p text:style-name="P3"/>
      <text:p text:style-name="P3">Code Listing 10-13 shows the CurvedActivity class. The setScore method appears in lines 31 through 35. It is important to note that the setScore method in the CurvedActivity class has the same signature as the setScore method in the superclass, GradedActivity. In order for overriding to occur, the subclass method must have the same signature as the superclass method. When an object of the subclass invokes the setScore method, it invokes the subclass’s version of the method, not the superclass’s.</text:p>
      <text:p text:style-name="P3"/>
      <text:p text:style-name="P3"><text:s/>NOTE:</text:p>
      <text:p text:style-name="P3">Recall from Chapter 6 that a method’s signature consists of the method’s name and the data types of the method’s parameters, in the order that they appear.</text:p>
      <text:p text:style-name="P3"/>
      <text:p text:style-name="P3">Code Listing 10-13 (CurvedActivity.java)</text:p>
      <text:p text:style-name="P3"><text:s/>1 /**</text:p>
      <text:p text:style-name="P3"><text:s/>2 <text:s text:c="3"/>This class computes a curved grade. It extends</text:p>
      <text:p text:style-name="P3"><text:s/>3 <text:s text:c="3"/>the GradedActivity class.</text:p>
      <text:p text:style-name="P3"><text:s/>4 */</text:p>
      <text:p text:style-name="P3"><text:s/>5</text:p>
      <text:p text:style-name="P3"><text:soft-page-break/><text:s/>6 public class CurvedActivity extends GradedActivity</text:p>
      <text:p text:style-name="P3"><text:s/>7 {</text:p>
      <text:p text:style-name="P3"><text:s/>8 <text:s text:c="3"/>double rawScore; <text:s text:c="4"/>// Unadjusted score</text:p>
      <text:p text:style-name="P3"><text:s/>9 <text:s text:c="3"/>double percentage; <text:s text:c="2"/>// Curve percentage</text:p>
      <text:p text:style-name="P3">10</text:p>
      <text:p text:style-name="P3">11 <text:s text:c="3"/>/**</text:p>
      <text:p text:style-name="P3">12 <text:s text:c="6"/>The constructor sets the curve percentage.</text:p>
      <text:p text:style-name="P3">13 <text:s text:c="6"/>@param percent The curve percentage.</text:p>
      <text:p text:style-name="P3">14 <text:s text:c="3"/>*/</text:p>
      <text:p text:style-name="P3">15</text:p>
      <text:p text:style-name="P3">16 <text:s text:c="3"/>public CurvedActivity(double percent)</text:p>
      <text:p text:style-name="P3">17 <text:s text:c="3"/>{</text:p>
      <text:p text:style-name="P3">18 <text:s text:c="6"/>percentage = percent;</text:p>
      <text:p text:style-name="P3">19 <text:s text:c="6"/>rawScore = 0.0;</text:p>
      <text:p text:style-name="P3">20 <text:s text:c="3"/>}</text:p>
      <text:p text:style-name="P3">21</text:p>
      <text:p text:style-name="P3">22 <text:s text:c="3"/>/**</text:p>
      <text:p text:style-name="P3">23 <text:s text:c="6"/>The setScore method overrides the superclass setScore method. </text:p>
      <text:p text:style-name="P3">24 <text:s text:c="6"/>This version accepts the unadjusted score as an argument. That</text:p>
      <text:p text:style-name="P3">25 <text:s text:c="6"/>score is multiplied by the curve percentage and the result is</text:p>
      <text:p text:style-name="P3">26 <text:s text:c="6"/>sent as an argument to the superclass's setScore method.</text:p>
      <text:p text:style-name="P3">27 <text:s text:c="6"/>@param s The unadjusted score.</text:p>
      <text:p text:style-name="P3">28 <text:s text:c="3"/>*/</text:p>
      <text:p text:style-name="P3">29</text:p>
      <text:p text:style-name="P3">30 <text:s text:c="3"/>@Override</text:p>
      <text:p text:style-name="P3">31 <text:s text:c="3"/>public void setScore(double s)</text:p>
      <text:p text:style-name="P3">32 <text:s text:c="3"/>{</text:p>
      <text:p text:style-name="P3">33 <text:s text:c="6"/>rawScore = s;</text:p>
      <text:p text:style-name="P3">34 <text:s text:c="6"/>super.setScore(rawScore * percentage);</text:p>
      <text:p text:style-name="P3">35 <text:s text:c="3"/>}</text:p>
      <text:p text:style-name="P3">36</text:p>
      <text:p text:style-name="P3">37 <text:s text:c="3"/>/**</text:p>
      <text:p text:style-name="P3">38 <text:s text:c="6"/>The getRawScore method returns the raw score.</text:p>
      <text:p text:style-name="P3">39 <text:s text:c="6"/>@return The value in the rawScore field.</text:p>
      <text:p text:style-name="P3">40 <text:s text:c="3"/>*/</text:p>
      <text:p text:style-name="P3">41</text:p>
      <text:p text:style-name="P3">42 <text:s text:c="3"/>public double getRawScore()</text:p>
      <text:p text:style-name="P3">43 <text:s text:c="3"/>{</text:p>
      <text:p text:style-name="P3">44 <text:s text:c="6"/>return rawScore;</text:p>
      <text:p text:style-name="P3">45 <text:s text:c="3"/>}</text:p>
      <text:p text:style-name="P3">46</text:p>
      <text:p text:style-name="P3">47 <text:s text:c="3"/>/**</text:p>
      <text:p text:style-name="P3">48 <text:s text:c="6"/>The getPercentage method returns the curve</text:p>
      <text:p text:style-name="P3">49 <text:s text:c="6"/>percentage.</text:p>
      <text:p text:style-name="P3">50 <text:s text:c="6"/>@return The value in the percentage field.</text:p>
      <text:p text:style-name="P3">51 <text:s text:c="3"/>*/</text:p>
      <text:p text:style-name="P3">52</text:p>
      <text:p text:style-name="P3">53 <text:s text:c="3"/>public double getPercentage()</text:p>
      <text:p text:style-name="P3">54 <text:s text:c="3"/>{</text:p>
      <text:p text:style-name="P3"><text:soft-page-break/>55 <text:s text:c="6"/>return percentage;</text:p>
      <text:p text:style-name="P3">56 <text:s text:c="3"/>}</text:p>
      <text:p text:style-name="P3">57 }</text:p>
      <text:p text:style-name="P3"/>
      <text:p text:style-name="P3">in this one, the setScore will take the raw numerical score multiply it by a curve percentage and will set the result of the two to the setScore method. </text:p>
      <text:p text:style-name="P3"/>
      <text:p text:style-name="P3">As you already know, the super key word refers to the object’s superclass. This statement calls the superclass’s version of the setScore method with the result of the expression rawScore * percentage passed as an argument. This is necessary because the superclass’s score field is private, and the subclass cannot access it directly. In order to store a value in the superclass’s score field, the subclass must call the superclass’s setScore method. A subclass may call an overridden superclass method by prefixing its name with the super key word and a dot (.). The program in Code Listing 10-14 demonstrates this class.</text:p>
      <text:p text:style-name="P3"/>
      <text:p text:style-name="P3">Code Listing 10-14 (CurvedActivityDemo.java)</text:p>
      <text:p text:style-name="P3"><text:s/>1 import java.util.Scanner;</text:p>
      <text:p text:style-name="P3"><text:s/>2</text:p>
      <text:p text:style-name="P3"><text:s/>3 /**</text:p>
      <text:p text:style-name="P3"><text:s/>4 <text:s text:c="3"/>This program demonstrates the CurvedActivity class,</text:p>
      <text:p text:style-name="P3"><text:s/>5 <text:s text:c="3"/>which inherits from the GradedActivity class.</text:p>
      <text:p text:style-name="P3"><text:s/>6 */</text:p>
      <text:p text:style-name="P3"><text:s/>7</text:p>
      <text:p text:style-name="P3"><text:s/>8 public class CurvedActivityDemo</text:p>
      <text:p text:style-name="P3"><text:s/>9 {</text:p>
      <text:p text:style-name="P3">10 <text:s text:c="3"/>public static void main(String[] args)</text:p>
      <text:p text:style-name="P3">11 <text:s text:c="3"/>{</text:p>
      <text:p text:style-name="P3">12 <text:s text:c="6"/>double score; <text:s text:c="14"/>// Raw score</text:p>
      <text:p text:style-name="P3">13 <text:s text:c="6"/>double curvePercent; <text:s text:c="7"/>// Curve percentage</text:p>
      <text:p text:style-name="P3">14</text:p>
      <text:p text:style-name="P3">15 <text:s text:c="6"/>// Create a Scanner object to read keyboard input.</text:p>
      <text:p text:style-name="P3">16 <text:s text:c="6"/>Scanner keyboard = new Scanner(System.in);</text:p>
      <text:p text:style-name="P3">17</text:p>
      <text:p text:style-name="P3">18 <text:s text:c="6"/>// Get the unadjusted exam score.</text:p>
      <text:p text:style-name="P3">19 <text:s text:c="6"/>System.out.print("Enter the student's " +</text:p>
      <text:p text:style-name="P3">20 <text:s text:c="23"/>"raw numeric score: ");</text:p>
      <text:p text:style-name="P3">21 <text:s text:c="6"/>score = keyboard.nextDouble();</text:p>
      <text:p text:style-name="P3">22</text:p>
      <text:p text:style-name="P3">23 <text:s text:c="6"/>// Get the curve percentage.</text:p>
      <text:p text:style-name="P3">24 <text:s text:c="6"/>System.out.print("Enter the curve percentage: ");</text:p>
      <text:p text:style-name="P3">25 <text:s text:c="6"/>curvePercent = keyboard.nextDouble();</text:p>
      <text:p text:style-name="P3">26</text:p>
      <text:p text:style-name="P3">27 <text:s text:c="6"/>// Create a CurvedActivity object.</text:p>
      <text:p text:style-name="P3">28 <text:s text:c="6"/>CurvedActivity curvedExam =</text:p>
      <text:p text:style-name="P3">29 <text:s text:c="18"/>new CurvedActivity(curvePercent);</text:p>
      <text:p text:style-name="P3">30</text:p>
      <text:p text:style-name="P3">31 <text:s text:c="6"/>// Set the exam score.</text:p>
      <text:p text:style-name="P3">32 <text:s text:c="6"/>curvedExam.setScore(score);</text:p>
      <text:p text:style-name="P3">33</text:p>
      <text:p text:style-name="P3"><text:soft-page-break/>34 <text:s text:c="6"/>// Display the raw score.</text:p>
      <text:p text:style-name="P3">35 <text:s text:c="6"/>System.out.println("The raw score is " +</text:p>
      <text:p text:style-name="P3">36 <text:s text:c="25"/>curvedExam.getRawScore() +</text:p>
      <text:p text:style-name="P3">37 <text:s text:c="25"/>" points.");</text:p>
      <text:p text:style-name="P3">38</text:p>
      <text:p text:style-name="P3">39 <text:s text:c="6"/>// Display the curved score.</text:p>
      <text:p text:style-name="P3">40 <text:s text:c="6"/>System.out.println("The curved score is " +</text:p>
      <text:p text:style-name="P3">41 <text:s text:c="25"/>curvedExam.getScore());</text:p>
      <text:p text:style-name="P3">42</text:p>
      <text:p text:style-name="P3">43 <text:s text:c="6"/>// Display the exam grade.</text:p>
      <text:p text:style-name="P3">44 <text:s text:c="6"/>System.out.println("The exam grade is " +</text:p>
      <text:p text:style-name="P3">45 <text:s text:c="25"/>curvedExam.getGrade());</text:p>
      <text:p text:style-name="P3">46 <text:s text:c="3"/>}</text:p>
      <text:p text:style-name="P3">47 }</text:p>
      <text:p text:style-name="P3"/>
      <text:p text:style-name="P3">Even though a subclass may override a method in the superclass, superclass objects still call the superclass version of the method. For example, the following code creates an object of the GradedActivity class and calls the setScore method:</text:p>
      <text:p text:style-name="P3"/>
      <text:p text:style-name="P3">GradedActivity regularExam = new GradedActivity();</text:p>
      <text:p text:style-name="P3">regularExam.setScore(85);</text:p>
      <text:p text:style-name="P3"/>
      <text:p text:style-name="P3">overloaded methods have different signatures while overridden ones have the same signature. </text:p>
      <text:p text:style-name="P3"/>
      <text:p text:style-name="P3">Both overloading and overriding can take place in an inheritance relationship. You already know that overloaded methods can appear within the same class. In addition, a method in a subclass can overload a method in the superclass. If class A is the superclass and class B is the subclass, a method in class B may overload a method in class A, or another method in class B. Overriding, on the other hand, can only take place in an inheritance relationship. If class A is the superclass and class B is the subclass, a method in class B may override a method in class A. However, a method cannot override another method in the same class. The following list summarizes the distinction between overloading and overriding:</text:p>
      <text:p text:style-name="P3"/>
      <text:p text:style-name="P3">If two methods have the same name but different signatures, they are overloaded. This is true where the methods are in the same class or where one method is in the superclass and the other method is in the subclass.</text:p>
      <text:p text:style-name="P3"/>
      <text:p text:style-name="P3">If a method in a subclass has the same signature as a method in the superclass, the subclass method overrides the superclass method.</text:p>
      <text:p text:style-name="P3"/>
      <text:p text:style-name="P3">The distinction between overloading and overriding is important because it can affect the accessibility of superclass methods in a subclass. When a subclass overloads a superclass method, both methods may be called with a subclass object. However, when a subclass overrides a superclass method, only the subclass’s version of the method can be called with a subclass object. For example, look at the SuperClass3 class in Code Listing 10-15. It has two overloaded methods named showValue. One of the methods accepts an int argument and the other accepts a String argument.</text:p>
      <text:p text:style-name="P3"/>
      <text:p text:style-name="P3">Code Listing 10-15 (SuperClass3.java)</text:p>
      <text:p text:style-name="P3"><text:s/>1 <text:s/>public class SuperClass3</text:p>
      <text:p text:style-name="P3"><text:soft-page-break/><text:s/>2 <text:s/>{</text:p>
      <text:p text:style-name="P3"><text:s/>3 <text:s text:c="4"/>/**</text:p>
      <text:p text:style-name="P3"><text:s/>4 <text:s text:c="7"/>This method displays an int.</text:p>
      <text:p text:style-name="P3"><text:s/>5 <text:s text:c="7"/>@param arg An int.</text:p>
      <text:p text:style-name="P3"><text:s/>6 <text:s text:c="4"/>*/</text:p>
      <text:p text:style-name="P3"><text:s/>7</text:p>
      <text:p text:style-name="P3"><text:s/>8 <text:s text:c="4"/>public void showValue(int arg)</text:p>
      <text:p text:style-name="P3"><text:s/>9 <text:s text:c="4"/>{</text:p>
      <text:p text:style-name="P3">10 <text:s text:c="7"/>System.out.println("SUPERCLASS: " +</text:p>
      <text:p text:style-name="P3">11 <text:s text:c="26"/>"The int argument was " + arg);</text:p>
      <text:p text:style-name="P3">12 <text:s text:c="4"/>}</text:p>
      <text:p text:style-name="P3">13</text:p>
      <text:p text:style-name="P3">14 <text:s text:c="4"/>/**</text:p>
      <text:p text:style-name="P3">15 <text:s text:c="7"/>This method displays a String.</text:p>
      <text:p text:style-name="P3">16 <text:s text:c="7"/>@param arg A String.</text:p>
      <text:p text:style-name="P3">17 <text:s text:c="4"/>*/</text:p>
      <text:p text:style-name="P3">18</text:p>
      <text:p text:style-name="P3">19 <text:s text:c="4"/>public void showValue(String arg)</text:p>
      <text:p text:style-name="P3">20 <text:s text:c="4"/>{</text:p>
      <text:p text:style-name="P3">21 <text:s text:c="7"/>System.out.println("SUPERCLASS: " +</text:p>
      <text:p text:style-name="P3">22 <text:s text:c="26"/>"The String argument was " + arg);</text:p>
      <text:p text:style-name="P3">23 <text:s text:c="4"/>}</text:p>
      <text:p text:style-name="P3">24 <text:s/>}</text:p>
      <text:p text:style-name="P3">Now look at the SubClass3 class in Code Listing 10-16. It inherits from the SuperClass3 class.</text:p>
      <text:p text:style-name="P3"/>
      <text:p text:style-name="P3">Code Listing 10-16 (SubClass3.java)</text:p>
      <text:p text:style-name="P3"><text:s/>1 public class SubClass3 extends SuperClass3</text:p>
      <text:p text:style-name="P3"><text:s/>2 {</text:p>
      <text:p text:style-name="P3"><text:s/>3 <text:s text:c="3"/>/**</text:p>
      <text:p text:style-name="P3"><text:s/>4 <text:s text:c="6"/>This method overrides one of the superclass methods.</text:p>
      <text:p text:style-name="P3"><text:s/>5 <text:s text:c="6"/>@param arg An int.</text:p>
      <text:p text:style-name="P3"><text:s/>6 <text:s text:c="3"/>*/</text:p>
      <text:p text:style-name="P3"><text:s/>7</text:p>
      <text:p text:style-name="P3"><text:s/>8 <text:s text:c="3"/>@Override</text:p>
      <text:p text:style-name="P3"><text:s/>9 <text:s text:c="3"/>public void showValue(int arg)</text:p>
      <text:p text:style-name="P3">10 <text:s text:c="3"/>{</text:p>
      <text:p text:style-name="P3">11 <text:s text:c="6"/>System.out.println("SUBCLASS: " +</text:p>
      <text:p text:style-name="P3">12 <text:s text:c="12"/>"The int argument was " + arg);</text:p>
      <text:p text:style-name="P3">13 <text:s text:c="3"/>}</text:p>
      <text:p text:style-name="P3">14</text:p>
      <text:p text:style-name="P3">15 <text:s text:c="3"/>/**</text:p>
      <text:p text:style-name="P3">16 <text:s text:c="6"/>This method overloads the superclass methods.</text:p>
      <text:p text:style-name="P3">17 <text:s text:c="6"/>@param arg A double.</text:p>
      <text:p text:style-name="P3">18 <text:s text:c="3"/>*/</text:p>
      <text:p text:style-name="P3">19</text:p>
      <text:p text:style-name="P3">20 <text:s text:c="3"/>public void showValue(double arg)</text:p>
      <text:p text:style-name="P3">21 <text:s text:c="3"/>{</text:p>
      <text:p text:style-name="P3">22 <text:s text:c="6"/>System.out.println("SUBCLASS: " +</text:p>
      <text:p text:style-name="P3">23 <text:s text:c="12"/>"The double argument was " + arg);</text:p>
      <text:p text:style-name="P3"><text:soft-page-break/>24 <text:s text:c="3"/>}</text:p>
      <text:p text:style-name="P3">25 }</text:p>
      <text:p text:style-name="P3"/>
      <text:p text:style-name="P3">Notice that SubClass3 also has two methods named showValue. The first one, in lines 9 through 13, accepts an int argument. This method overrides one of the superclass methods because they have the same signature. The second showValue method, in lines 20 through 24, accepts a double argument. This method overloads the other showValue methods because none of the others have the same signature. Although there is a total of four showValue methods in these classes, only three of them may be called from a SubClass3 object. This is demonstrated in Code Listing 10-17.</text:p>
      <text:p text:style-name="P3"/>
      <text:p text:style-name="P3">Code Listing 10-17 (ShowValueDemo.java)</text:p>
      <text:p text:style-name="P3"><text:s/>1 <text:s/>/**</text:p>
      <text:p text:style-name="P3"><text:s/>2 <text:s text:c="4"/>This program demonstrates the methods in the</text:p>
      <text:p text:style-name="P3"><text:s/>3 <text:s text:c="4"/>SuperClass3 and SubClass3 classes.</text:p>
      <text:p text:style-name="P3"><text:s/>4 <text:s/>*/</text:p>
      <text:p text:style-name="P3"><text:s/>5</text:p>
      <text:p text:style-name="P3"><text:s/>6 <text:s/>public class ShowValueDemo</text:p>
      <text:p text:style-name="P3"><text:s/>7 <text:s/>{</text:p>
      <text:p text:style-name="P3"><text:s/>8 <text:s text:c="4"/>public static void main(String[] args)</text:p>
      <text:p text:style-name="P3"><text:s/>9 <text:s text:c="4"/>{</text:p>
      <text:p text:style-name="P3">10 <text:s text:c="7"/>// Create a SubClass3 object.</text:p>
      <text:p text:style-name="P3">11 <text:s text:c="7"/>SubClass3 myObject = new SubClass3();</text:p>
      <text:p text:style-name="P3">12</text:p>
      <text:p text:style-name="P3">13 <text:s text:c="7"/>myObject.showValue(10); <text:s text:c="9"/>// Pass an int.</text:p>
      <text:p text:style-name="P3">14 <text:s text:c="7"/>myObject.showValue(1.2); <text:s text:c="8"/>// Pass a double.</text:p>
      <text:p text:style-name="P3">15 <text:s text:c="7"/>myObject.showValue("Hello"); <text:s text:c="4"/>// Pass a String.</text:p>
      <text:p text:style-name="P3">16 <text:s text:c="4"/>}</text:p>
      <text:p text:style-name="P3">17 <text:s/>}</text:p>
      <text:p text:style-name="P3"/>
      <text:p text:style-name="P3">When a method is declared with the final modifier, it cannot be overridden in a subclass. The following method header is an example that uses the final modifier:</text:p>
      <text:p text:style-name="P3"/>
      <text:p text:style-name="P3">public final void message()</text:p>
      <text:p text:style-name="P3"/>
      <text:p text:style-name="P2">10.4:</text:p>
      <text:p text:style-name="P3">Protected members can be accessed by subclass members and members of classes in the same package. </text:p>
      <text:p text:style-name="P3"/>
      <text:p text:style-name="P3">Let’s look at a class with a protected member. Code Listing 10-18 shows the GradedActivity2 class, which is a modification of the GradedActivity class presented earlier. In this class, the score field has been made protected instead of private.</text:p>
      <text:p text:style-name="P3"/>
      <text:p text:style-name="P3">Code Listing 10-18 (GradedActivity2.java)</text:p>
      <text:p text:style-name="P3"><text:s/>1 /**</text:p>
      <text:p text:style-name="P3"><text:s/>2 <text:s text:c="3"/>A class that holds a grade for a graded activity.</text:p>
      <text:p text:style-name="P3"><text:s/>3 */</text:p>
      <text:p text:style-name="P3"><text:s/>4</text:p>
      <text:p text:style-name="P3"><text:s/>5 public class GradedActivity2</text:p>
      <text:p text:style-name="P3"><text:s/>6 {</text:p>
      <text:p text:style-name="P3"><text:s/>7 <text:s text:c="3"/>protected double score; <text:s/>// Numeric score</text:p>
      <text:p text:style-name="P3"><text:soft-page-break/><text:s/>8</text:p>
      <text:p text:style-name="P3"><text:s/>9 <text:s text:c="3"/>/**</text:p>
      <text:p text:style-name="P3">10 <text:s text:c="6"/>The setScore method sets the score field.</text:p>
      <text:p text:style-name="P3">11 <text:s text:c="6"/>@param s The value to store in score.</text:p>
      <text:p text:style-name="P3">12 <text:s text:c="3"/>*/</text:p>
      <text:p text:style-name="P3">13</text:p>
      <text:p text:style-name="P3">14 <text:s text:c="3"/>public void setScore(double s)</text:p>
      <text:p text:style-name="P3">15 <text:s text:c="3"/>{</text:p>
      <text:p text:style-name="P3">16 <text:s text:c="6"/>score = s;</text:p>
      <text:p text:style-name="P3">17 <text:s text:c="3"/>}</text:p>
      <text:p text:style-name="P3">18</text:p>
      <text:p text:style-name="P3">19 <text:s text:c="3"/>/**</text:p>
      <text:p text:style-name="P3">20 <text:s text:c="6"/>The getScore method returns the score.</text:p>
      <text:p text:style-name="P3">21 <text:s text:c="6"/>@return The value stored in the score field.</text:p>
      <text:p text:style-name="P3">22 <text:s text:c="3"/>*/</text:p>
      <text:p text:style-name="P3">23</text:p>
      <text:p text:style-name="P3">24 <text:s text:c="3"/>public double getScore()</text:p>
      <text:p text:style-name="P3">25 <text:s text:c="3"/>{</text:p>
      <text:p text:style-name="P3">26 <text:s text:c="6"/>return score;</text:p>
      <text:p text:style-name="P3">27 <text:s text:c="3"/>}</text:p>
      <text:p text:style-name="P3">28</text:p>
      <text:p text:style-name="P3">29 <text:s text:c="3"/>/**</text:p>
      <text:p text:style-name="P3">30 <text:s text:c="6"/>The getGrade method returns a letter grade</text:p>
      <text:p text:style-name="P3">31 <text:s text:c="6"/>determined from the score field.</text:p>
      <text:p text:style-name="P3">32 <text:s text:c="6"/>@return The letter grade.</text:p>
      <text:p text:style-name="P3">33 <text:s text:c="3"/>*/</text:p>
      <text:p text:style-name="P3">34</text:p>
      <text:p text:style-name="P3">35 <text:s text:c="3"/>public char getGrade()</text:p>
      <text:p text:style-name="P3">36 <text:s text:c="3"/>{</text:p>
      <text:p text:style-name="P3">37 <text:s text:c="6"/>char letterGrade;</text:p>
      <text:p text:style-name="P3">38</text:p>
      <text:p text:style-name="P3">39 <text:s text:c="6"/>if (score &gt;= 90)</text:p>
      <text:p text:style-name="P3">40 <text:s text:c="9"/>letterGrade = 'A';</text:p>
      <text:p text:style-name="P3">41 <text:s text:c="6"/>else if (score &gt;= 80)</text:p>
      <text:p text:style-name="P3">42 <text:s text:c="9"/>letterGrade = 'B';</text:p>
      <text:p text:style-name="P3">43 <text:s text:c="6"/>else if (score &gt;= 70)</text:p>
      <text:p text:style-name="P3">44 <text:s text:c="9"/>letterGrade = 'C';</text:p>
      <text:p text:style-name="P3">45 <text:s text:c="6"/>else if (score &gt;= 60)</text:p>
      <text:p text:style-name="P3">46 <text:s text:c="9"/>letterGrade = 'D';</text:p>
      <text:p text:style-name="P3">47 <text:s text:c="6"/>else</text:p>
      <text:p text:style-name="P3">48 <text:s text:c="9"/>letterGrade = 'F';</text:p>
      <text:p text:style-name="P3">49</text:p>
      <text:p text:style-name="P3">50 <text:s text:c="6"/>return letterGrade;</text:p>
      <text:p text:style-name="P3">51 <text:s text:c="3"/>}</text:p>
      <text:p text:style-name="P3">52 }</text:p>
      <text:p text:style-name="P3"/>
      <text:p text:style-name="P3"/>
      <text:p text:style-name="P3"/>
      <text:p text:style-name="P3"/>
      <text:p text:style-name="P3"><text:soft-page-break/>Because in line 7 the score field is declared as protected, any class that inherits from this class has direct access to it. The FinalExam2 class, shown in Code Listing 10-19, is an example. This class is a modification of the FinalExam class, which was presented earlier. This class has a new method, adjustScore, which directly accesses the superclass’s score field. If the contents of score have a fractional part of .5 or greater, the method rounds up score to the next whole number. The adjustScore method is called from the constructor.</text:p>
      <text:p text:style-name="P3"/>
      <text:p text:style-name="P3">Code Listing 10-19 (FinalExam2.java)</text:p>
      <text:p text:style-name="P3"><text:s/>1 /**</text:p>
      <text:p text:style-name="P3"><text:s/>2 <text:s text:c="3"/>This class determines the grade for a final exam.</text:p>
      <text:p text:style-name="P3"><text:s/>3 <text:s text:c="3"/>The numeric score is rounded up to the next whole</text:p>
      <text:p text:style-name="P3"><text:s/>4 <text:s text:c="3"/>number if its fractional part is .5 or greater.</text:p>
      <text:p text:style-name="P3"><text:s/>5 */</text:p>
      <text:p text:style-name="P3"><text:s/>6</text:p>
      <text:p text:style-name="P3"><text:s/>7 public class FinalExam2 extends GradedActivity2</text:p>
      <text:p text:style-name="P3"><text:s/>8 {</text:p>
      <text:p text:style-name="P3"><text:s/>9 <text:s text:c="3"/>private int numQuestions; <text:s text:c="3"/>// Number of questions</text:p>
      <text:p text:style-name="P3">10 <text:s text:c="3"/>private double pointsEach; <text:s text:c="2"/>// Points for each question</text:p>
      <text:p text:style-name="P3">11 <text:s text:c="3"/>private int numMissed; <text:s text:c="6"/>// Number of questions missed</text:p>
      <text:p text:style-name="P3">12</text:p>
      <text:p text:style-name="P3">13 <text:s text:c="3"/>/**</text:p>
      <text:p text:style-name="P3">14 <text:s text:c="6"/>The constructor sets the number of questions on the</text:p>
      <text:p text:style-name="P3">15 <text:s text:c="6"/>exam and the number of questions missed.</text:p>
      <text:p text:style-name="P3">16 <text:s text:c="6"/>@param questions The number of questions.</text:p>
      <text:p text:style-name="P3">17 <text:s text:c="6"/>@param missed The number of questions missed.</text:p>
      <text:p text:style-name="P3">18 <text:s text:c="3"/>*/</text:p>
      <text:p text:style-name="P3">19</text:p>
      <text:p text:style-name="P3">20 <text:s text:c="3"/>public FinalExam2(int questions, int missed)</text:p>
      <text:p text:style-name="P3">21 <text:s text:c="3"/>{</text:p>
      <text:p text:style-name="P3">22 <text:s text:c="6"/>double numericScore; <text:s text:c="7"/>// To hold a numeric score</text:p>
      <text:p text:style-name="P3">23</text:p>
      <text:p text:style-name="P3">24 <text:s text:c="6"/>// Set the numQuestions and numMissed fields.</text:p>
      <text:p text:style-name="P3">25 <text:s text:c="6"/>numQuestions = questions;</text:p>
      <text:p text:style-name="P3">26 <text:s text:c="6"/>numMissed = missed;</text:p>
      <text:p text:style-name="P3">27</text:p>
      <text:p text:style-name="P3">28 <text:s text:c="6"/>// Calculate the points for each question and</text:p>
      <text:p text:style-name="P3">29 <text:s text:c="6"/>// the numeric score for this exam.</text:p>
      <text:p text:style-name="P3">30 <text:s text:c="6"/>pointsEach = 100.0 / questions;</text:p>
      <text:p text:style-name="P3">31 <text:s text:c="6"/>numericScore = 100.0 − (missed * pointsEach);</text:p>
      <text:p text:style-name="P3">32</text:p>
      <text:p text:style-name="P3">33 <text:s text:c="6"/>// Call the inherited setScore method to</text:p>
      <text:p text:style-name="P3">34 <text:s text:c="6"/>// set the numeric score.</text:p>
      <text:p text:style-name="P3">35 <text:s text:c="6"/>setScore(numericScore);</text:p>
      <text:p text:style-name="P3">36</text:p>
      <text:p text:style-name="P3">37 <text:s text:c="6"/>// Adjust the score.</text:p>
      <text:p text:style-name="P3">38 <text:s text:c="6"/>adjustScore();</text:p>
      <text:p text:style-name="P3">39 <text:s text:c="3"/>}</text:p>
      <text:p text:style-name="P3">40</text:p>
      <text:p text:style-name="P3">41 <text:s text:c="3"/>/**</text:p>
      <text:p text:style-name="P3"><text:soft-page-break/>42 <text:s text:c="6"/>The getPointsEach method returns the number of</text:p>
      <text:p text:style-name="P3">43 <text:s text:c="6"/>points each question is worth.</text:p>
      <text:p text:style-name="P3">44 <text:s text:c="6"/>@return The value in the pointsEach field.</text:p>
      <text:p text:style-name="P3">45 <text:s text:c="3"/>*/</text:p>
      <text:p text:style-name="P3">46</text:p>
      <text:p text:style-name="P3">47 <text:s text:c="3"/>public double getPointsEach()</text:p>
      <text:p text:style-name="P3">48 <text:s text:c="3"/>{</text:p>
      <text:p text:style-name="P3">49 <text:s text:c="6"/>return pointsEach;</text:p>
      <text:p text:style-name="P3">50 <text:s text:c="3"/>}</text:p>
      <text:p text:style-name="P3">51</text:p>
      <text:p text:style-name="P3">52 <text:s text:c="3"/>/**</text:p>
      <text:p text:style-name="P3">53 <text:s text:c="6"/>The getNumMissed method returns the number of</text:p>
      <text:p text:style-name="P3">54 <text:s text:c="6"/>questions missed.</text:p>
      <text:p text:style-name="P3">55 <text:s text:c="6"/>@return The value in the numMissed field.</text:p>
      <text:p text:style-name="P3">56 <text:s text:c="3"/>*/</text:p>
      <text:p text:style-name="P3">57</text:p>
      <text:p text:style-name="P3">58 <text:s text:c="3"/>public int getNumMissed()</text:p>
      <text:p text:style-name="P3">59 <text:s text:c="3"/>{</text:p>
      <text:p text:style-name="P3">60 <text:s text:c="6"/>return numMissed;</text:p>
      <text:p text:style-name="P3">61 <text:s text:c="3"/>}</text:p>
      <text:p text:style-name="P3">62</text:p>
      <text:p text:style-name="P3">63 <text:s text:c="3"/>/**</text:p>
      <text:p text:style-name="P3">64 <text:s text:c="6"/>The adjustScore method adjusts a numeric score.</text:p>
      <text:p text:style-name="P3">65 <text:s text:c="6"/>If score is within 0.5 points of the next whole</text:p>
      <text:p text:style-name="P3">66 <text:s text:c="6"/>number, it rounds the score up.</text:p>
      <text:p text:style-name="P3">67 <text:s text:c="3"/>*/</text:p>
      <text:p text:style-name="P3">68</text:p>
      <text:p text:style-name="P3">69 <text:s text:c="3"/>private void adjustScore()</text:p>
      <text:p text:style-name="P3">70 <text:s text:c="3"/>{</text:p>
      <text:p text:style-name="P3">71 <text:s text:c="6"/>double fraction;</text:p>
      <text:p text:style-name="P3">72</text:p>
      <text:p text:style-name="P3">73 <text:s text:c="6"/>// Get the fractional part of the score.</text:p>
      <text:p text:style-name="P3">74 <text:s text:c="6"/>fraction = score − (int) score;</text:p>
      <text:p text:style-name="P3">75</text:p>
      <text:p text:style-name="P3">76 <text:s text:c="6"/>// If the fractional part is .5 or greater,</text:p>
      <text:p text:style-name="P3">77 <text:s text:c="6"/>// round the score up to the next whole number.</text:p>
      <text:p text:style-name="P3">78 <text:s text:c="6"/>if (fraction &gt;= 0.5)</text:p>
      <text:p text:style-name="P3">79 <text:s text:c="9"/>score = score + (1.0 − fraction);</text:p>
      <text:p text:style-name="P3">80 <text:s text:c="3"/>}</text:p>
      <text:p text:style-name="P3">81 }</text:p>
      <text:p text:style-name="P3"/>
      <text:p text:style-name="P3">Code Listing 10-20 (ProtectedDemo.java)</text:p>
      <text:p text:style-name="P3"><text:s/>1 import javax.swing.JOptionPane;</text:p>
      <text:p text:style-name="P3"><text:s/>2</text:p>
      <text:p text:style-name="P3"><text:s/>3 /**</text:p>
      <text:p text:style-name="P3"><text:s/>4 <text:s text:c="3"/>This program demonstrates the FinalExam2 class,</text:p>
      <text:p text:style-name="P3"><text:s/>5 <text:s text:c="3"/>which extends the GradedActivity2 class.</text:p>
      <text:p text:style-name="P3"><text:s/>6 */</text:p>
      <text:p text:style-name="P3"><text:s/>7</text:p>
      <text:p text:style-name="P3"><text:soft-page-break/><text:s/>8 public class ProtectedDemo</text:p>
      <text:p text:style-name="P3"><text:s/>9 {</text:p>
      <text:p text:style-name="P3">10 <text:s text:c="3"/>public static void main(String[] args)</text:p>
      <text:p text:style-name="P3">11 <text:s text:c="3"/>{</text:p>
      <text:p text:style-name="P3">12 <text:s text:c="6"/>String input; <text:s text:c="7"/>// To hold input</text:p>
      <text:p text:style-name="P3">13 <text:s text:c="6"/>int questions; <text:s text:c="6"/>// Number of questions</text:p>
      <text:p text:style-name="P3">14 <text:s text:c="6"/>int missed; <text:s text:c="9"/>// Number of questions missed</text:p>
      <text:p text:style-name="P3">15</text:p>
      <text:p text:style-name="P3">16 <text:s text:c="6"/>// Get the number of questions on the exam.</text:p>
      <text:p text:style-name="P3">17 <text:s text:c="6"/>input = JOptionPane.showInputDialog("How many " +</text:p>
      <text:p text:style-name="P3">18 <text:s text:c="21"/>"questions are on the final exam?");</text:p>
      <text:p text:style-name="P3">19 <text:s text:c="6"/>questions = Integer.parseInt(input);</text:p>
      <text:p text:style-name="P3">20</text:p>
      <text:p text:style-name="P3">21 <text:s text:c="6"/>// Get the number of questions the student missed.</text:p>
      <text:p text:style-name="P3">22 <text:s text:c="6"/>input = JOptionPane.showInputDialog("How many " +</text:p>
      <text:p text:style-name="P3">23 <text:s text:c="21"/>"questions did the student miss?");</text:p>
      <text:p text:style-name="P3">24 <text:s text:c="6"/>missed = Integer.parseInt(input);</text:p>
      <text:p text:style-name="P3">25</text:p>
      <text:p text:style-name="P3">26 <text:s text:c="6"/>// Create a FinalExam object.</text:p>
      <text:p text:style-name="P3">27 <text:s text:c="6"/>FinalExam2 exam = new FinalExam2(questions, missed);</text:p>
      <text:p text:style-name="P3">28</text:p>
      <text:p text:style-name="P3">29 <text:s text:c="6"/>// Display the test results.</text:p>
      <text:p text:style-name="P3">30 <text:s text:c="6"/>JOptionPane.showMessageDialog(null,</text:p>
      <text:p text:style-name="P3">31 <text:s text:c="11"/>"Each question counts " + exam.getPointsEach() +</text:p>
      <text:p text:style-name="P3">32 <text:s text:c="11"/>" points.\nThe exam score is " +</text:p>
      <text:p text:style-name="P3">33 <text:s text:c="11"/>exam.getScore() + "\nThe exam grade is " +</text:p>
      <text:p text:style-name="P3">34 <text:s text:c="11"/>exam.getGrade());</text:p>
      <text:p text:style-name="P3">35</text:p>
      <text:p text:style-name="P3">36 <text:s text:c="6"/>System.exit(0);</text:p>
      <text:p text:style-name="P3">37 <text:s text:c="3"/>}</text:p>
      <text:p text:style-name="P3">38 }</text:p>
      <text:p text:style-name="P3"/>
      <text:p text:style-name="P3">if a class or a package uses protected class it makes this vulnerable, so use private when possible. </text:p>
      <text:p text:style-name="P3"/>
      <text:p text:style-name="P3">If you do not provide an access specifier for a class member, the class member is given package access by default. This means that any method in the same package may access the member. Here is an example:</text:p>
      <text:p text:style-name="P3"/>
      <text:p text:style-name="P3">public class Circle</text:p>
      <text:p text:style-name="P3">{</text:p>
      <text:p text:style-name="P3"><text:s text:c="3"/>double radius;</text:p>
      <text:p text:style-name="P3"><text:s text:c="3"/>int centerX, centerY;</text:p>
      <text:p text:style-name="P3"/>
      <text:p text:style-name="P3"><text:s text:c="3"/>(Method definitions follow . . .)</text:p>
      <text:p text:style-name="P3">}</text:p>
      <text:p text:style-name="P3">In this class, the radius, centerX, and centerY fields were not given an access specifier, so the compiler grants them package access. Any method in the same package as the Circle class may directly access these members.</text:p>
      <text:p text:style-name="P3"/>
      <text:p text:style-name="P3"><text:soft-page-break/>There is a subtle difference between protected access and package access. Protected members may be accessed by methods in the same package or in a subclass. This is true even if the subclass is in a different package. Members with package access, however, cannot be accessed by subclasses that are in a different package.</text:p>
      <text:p text:style-name="P3"/>
      <text:p text:style-name="P3">It is more likely that you will give package access to class members by accident than by design, because it is easy to forget the access specifier. Although there are circumstances under which package access can be helpful, you should normally avoid it. Be careful always to specify an access specifier for class members.</text:p>
      <text:p text:style-name="P3"/>
      <text:p text:style-name="P2">10.5: Chain Inheritance</text:p>
      <text:p text:style-name="P3">You can have classes that inherit from a previous class and so on. </text:p>
      <text:p text:style-name="P3"/>
      <text:p text:style-name="P3"><text:s/>Consider the PassFailActivity class, shown in Code Listing 10-21, which inherits from the GradedActivity class. The class is intended to determine a letter grade of ‘P’ for passing, or ‘F’ for failing.</text:p>
      <text:p text:style-name="P3"/>
      <text:p text:style-name="P3">Code Listing 10-21 (PassFailActivity.java)</text:p>
      <text:p text:style-name="P3"><text:s/>1 /**</text:p>
      <text:p text:style-name="P3"><text:s/>2 <text:s text:c="3"/>This class holds a numeric score and determines</text:p>
      <text:p text:style-name="P3"><text:s/>3 <text:s text:c="3"/>whether the score is passing or failing.</text:p>
      <text:p text:style-name="P3"><text:s/>4 */</text:p>
      <text:p text:style-name="P3"><text:s/>5</text:p>
      <text:p text:style-name="P3"><text:s/>6 public class PassFailActivity extends GradedActivity</text:p>
      <text:p text:style-name="P3"><text:s/>7 {</text:p>
      <text:p text:style-name="P3"><text:s/>8 <text:s text:c="3"/>private double minPassingScore; // Minimum passing score</text:p>
      <text:p text:style-name="P3"><text:s/>9</text:p>
      <text:p text:style-name="P3">10 <text:s text:c="3"/>/**</text:p>
      <text:p text:style-name="P3">11 <text:s text:c="6"/>The constructor sets the minimum passing score.</text:p>
      <text:p text:style-name="P3">12 <text:s text:c="6"/>@param mps The minimum passing score.</text:p>
      <text:p text:style-name="P3">13 <text:s text:c="3"/>*/</text:p>
      <text:p text:style-name="P3">14</text:p>
      <text:p text:style-name="P3">15 <text:s text:c="3"/>public PassFailActivity(double mps)</text:p>
      <text:p text:style-name="P3">16 <text:s text:c="3"/>{</text:p>
      <text:p text:style-name="P3">17 <text:s text:c="6"/>minPassingScore = mps;</text:p>
      <text:p text:style-name="P3">18 <text:s text:c="3"/>}</text:p>
      <text:p text:style-name="P3">19</text:p>
      <text:p text:style-name="P3">20 <text:s text:c="3"/>/**</text:p>
      <text:p text:style-name="P3">21 <text:s text:c="6"/>The getGrade method returns a letter grade</text:p>
      <text:p text:style-name="P3">22 <text:s text:c="6"/>determined from the score field. This</text:p>
      <text:p text:style-name="P3">23 <text:s text:c="6"/>method overrides the superclass method.</text:p>
      <text:p text:style-name="P3">24 <text:s text:c="6"/>@return The letter grade.</text:p>
      <text:p text:style-name="P3">25 <text:s text:c="3"/>*/</text:p>
      <text:p text:style-name="P3">26</text:p>
      <text:p text:style-name="P3">27 <text:s text:c="3"/>@Override</text:p>
      <text:p text:style-name="P3">28 <text:s text:c="3"/>public char getGrade()</text:p>
      <text:p text:style-name="P3">29 <text:s text:c="3"/>{</text:p>
      <text:p text:style-name="P3">30 <text:s text:c="6"/>char letterGrade;</text:p>
      <text:p text:style-name="P3">31</text:p>
      <text:p text:style-name="P3"><text:soft-page-break/>32 <text:s text:c="6"/>if (super.getScore() &gt;= minPassingScore)</text:p>
      <text:p text:style-name="P3">33 <text:s text:c="9"/>letterGrade = 'P';</text:p>
      <text:p text:style-name="P3">34 <text:s text:c="6"/>else</text:p>
      <text:p text:style-name="P3">35 <text:s text:c="9"/>letterGrade = 'F';</text:p>
      <text:p text:style-name="P3">36</text:p>
      <text:p text:style-name="P3">37 <text:s text:c="6"/>return letterGrade;</text:p>
      <text:p text:style-name="P3">38 <text:s text:c="3"/>}</text:p>
      <text:p text:style-name="P3">39 }</text:p>
      <text:p text:style-name="P3"/>
      <text:p text:style-name="P3"><text:s/>For example, the PassFailExam class, shown in Code Listing 10-22, determines a passing or failing grade for an exam. It has fields for the number of questions on the exam (numQuestions), the number of points each question is worth (pointsEach), and the number of questions missed by the student (numMissed).</text:p>
      <text:p text:style-name="P3"/>
      <text:p text:style-name="P3">Code Listing 10-22 (PassFailExam.java)</text:p>
      <text:p text:style-name="P3"><text:s/>1 /**</text:p>
      <text:p text:style-name="P3"><text:s/>2 <text:s text:c="3"/>This class determines a passing or failing grade for</text:p>
      <text:p text:style-name="P3"><text:s/>3 <text:s text:c="3"/>an exam.</text:p>
      <text:p text:style-name="P3"><text:s/>4 */</text:p>
      <text:p text:style-name="P3"><text:s/>5</text:p>
      <text:p text:style-name="P3"><text:s/>6 public class PassFailExam extends PassFailActivity</text:p>
      <text:p text:style-name="P3"><text:s/>7 {</text:p>
      <text:p text:style-name="P3"><text:s/>8 <text:s text:c="3"/>private int numQuestions; <text:s text:c="5"/>// Number of questions</text:p>
      <text:p text:style-name="P3"><text:s/>9 <text:s text:c="3"/>private double pointsEach; <text:s text:c="4"/>// Points for each question</text:p>
      <text:p text:style-name="P3">10 <text:s text:c="3"/>private int numMissed; <text:s text:c="8"/>// Number of questions missed</text:p>
      <text:p text:style-name="P3">11</text:p>
      <text:p text:style-name="P3">12 <text:s text:c="3"/>/**</text:p>
      <text:p text:style-name="P3">13 <text:s text:c="6"/>The constructor sets the number of questions, the</text:p>
      <text:p text:style-name="P3">14 <text:s text:c="6"/>number of questions missed, and the minimum passing</text:p>
      <text:p text:style-name="P3">15 <text:s text:c="6"/>score.</text:p>
      <text:p text:style-name="P3">16 <text:s text:c="6"/>@param questions The number of questions.</text:p>
      <text:p text:style-name="P3">17 <text:s text:c="6"/>@param missed The number of questions missed.</text:p>
      <text:p text:style-name="P3">18 <text:s text:c="6"/>@param minPassing The minimum passing score.</text:p>
      <text:p text:style-name="P3">19 <text:s text:c="3"/>*/</text:p>
      <text:p text:style-name="P3">20</text:p>
      <text:p text:style-name="P3">21 <text:s text:c="3"/>public PassFailExam(int questions, int missed,</text:p>
      <text:p text:style-name="P3">22 <text:s text:c="25"/>double minPassing)</text:p>
      <text:p text:style-name="P3">23 <text:s text:c="3"/>{</text:p>
      <text:p text:style-name="P3">24 <text:s text:c="6"/>// Call the superclass constructor.</text:p>
      <text:p text:style-name="P3">25 <text:s text:c="6"/>super(minPassing);</text:p>
      <text:p text:style-name="P3">26</text:p>
      <text:p text:style-name="P3">27 <text:s text:c="6"/>// Declare a local variable for the score.</text:p>
      <text:p text:style-name="P3">28 <text:s text:c="6"/>double numericScore;</text:p>
      <text:p text:style-name="P3">29</text:p>
      <text:p text:style-name="P3">30 <text:s text:c="6"/>// Set the numQuestions and numMissed fields.</text:p>
      <text:p text:style-name="P3">31 <text:s text:c="6"/>numQuestions = questions;</text:p>
      <text:p text:style-name="P3">32 <text:s text:c="6"/>numMissed = missed;</text:p>
      <text:p text:style-name="P3">33</text:p>
      <text:p text:style-name="P3">34 <text:s text:c="6"/>// Calculate the points for each question and</text:p>
      <text:p text:style-name="P3"><text:soft-page-break/>35 <text:s text:c="6"/>// the numeric score for this exam.</text:p>
      <text:p text:style-name="P3">36 <text:s text:c="6"/>pointsEach = 100.0 / questions;</text:p>
      <text:p text:style-name="P3">37 <text:s text:c="6"/>numericScore = 100.0 − (missed * pointsEach);</text:p>
      <text:p text:style-name="P3">38</text:p>
      <text:p text:style-name="P3">39 <text:s text:c="6"/>// Call the superclass's setScore method to</text:p>
      <text:p text:style-name="P3">40 <text:s text:c="6"/>// set the numeric score.</text:p>
      <text:p text:style-name="P3">41 <text:s text:c="6"/>setScore(numericScore);</text:p>
      <text:p text:style-name="P3">42 <text:s text:c="3"/>}</text:p>
      <text:p text:style-name="P3">43</text:p>
      <text:p text:style-name="P3">44 <text:s text:c="3"/>/**</text:p>
      <text:p text:style-name="P3">45 <text:s text:c="6"/>The getPointsEach method returns the number of</text:p>
      <text:p text:style-name="P3">46 <text:s text:c="6"/>points each question is worth.</text:p>
      <text:p text:style-name="P3">47 <text:s text:c="6"/>@return The value in the pointsEach field.</text:p>
      <text:p text:style-name="P3">48 <text:s text:c="3"/>*/</text:p>
      <text:p text:style-name="P3">49</text:p>
      <text:p text:style-name="P3">50 <text:s text:c="3"/>public double getPointsEach()</text:p>
      <text:p text:style-name="P3">51 <text:s text:c="3"/>{</text:p>
      <text:p text:style-name="P3">52 <text:s text:c="6"/>return pointsEach;</text:p>
      <text:p text:style-name="P3">53 <text:s text:c="3"/>}</text:p>
      <text:p text:style-name="P3">54</text:p>
      <text:p text:style-name="P3">55 <text:s text:c="3"/>/**</text:p>
      <text:p text:style-name="P3">56 <text:s text:c="6"/>The getNumMissed method returns the number of</text:p>
      <text:p text:style-name="P3">57 <text:s text:c="6"/>questions missed.</text:p>
      <text:p text:style-name="P3">58 <text:s text:c="6"/>@return The value in the numMissed field.</text:p>
      <text:p text:style-name="P3">59 <text:s text:c="3"/>*/</text:p>
      <text:p text:style-name="P3">60</text:p>
      <text:p text:style-name="P3">61 <text:s text:c="3"/>public int getNumMissed()</text:p>
      <text:p text:style-name="P3">62 <text:s text:c="3"/>{</text:p>
      <text:p text:style-name="P3">63 <text:s text:c="6"/>return numMissed;</text:p>
      <text:p text:style-name="P3">64 <text:s text:c="3"/>}</text:p>
      <text:p text:style-name="P3">65 }</text:p>
      <text:p text:style-name="P3"/>
      <text:p text:style-name="P3">The PassFailExam class inherits the PassFailActivity class’s members, including the ones that PassFailActivity inherited from GradedActivity. The program in Code Listing 10-23 demonstrates the class.</text:p>
      <text:p text:style-name="P3"/>
      <text:p text:style-name="P3">Code Listing 10-23 (PassFailExamDemo.java)</text:p>
      <text:p text:style-name="P3"><text:s/>1 import java.util.Scanner;</text:p>
      <text:p text:style-name="P3"><text:s/>2</text:p>
      <text:p text:style-name="P3"><text:s/>3 /**</text:p>
      <text:p text:style-name="P3"><text:s/>4 <text:s text:c="3"/>This program demonstrates the PassFailExam class.</text:p>
      <text:p text:style-name="P3"><text:s/>5 */</text:p>
      <text:p text:style-name="P3"><text:s/>6</text:p>
      <text:p text:style-name="P3"><text:s/>7 public class PassFailExamDemo</text:p>
      <text:p text:style-name="P3"><text:s/>8 {</text:p>
      <text:p text:style-name="P3"><text:s/>9 <text:s text:c="3"/>public static void main(String[] args)</text:p>
      <text:p text:style-name="P3">10 <text:s text:c="3"/>{</text:p>
      <text:p text:style-name="P3">11 <text:s text:c="6"/>int questions; <text:s text:c="6"/>// Number of questions</text:p>
      <text:p text:style-name="P3">12 <text:s text:c="6"/>int missed; <text:s text:c="9"/>// Number of questions missed</text:p>
      <text:p text:style-name="P3"><text:soft-page-break/>13 <text:s text:c="6"/>double minPassing; <text:s text:c="2"/>// Minimum passing score</text:p>
      <text:p text:style-name="P3">14</text:p>
      <text:p text:style-name="P3">15 <text:s text:c="6"/>// Create a Scanner object for keyboard input.</text:p>
      <text:p text:style-name="P3">16 <text:s text:c="6"/>Scanner keyboard = new Scanner(System.in);</text:p>
      <text:p text:style-name="P3">17</text:p>
      <text:p text:style-name="P3">18 <text:s text:c="6"/>// Get the number of questions on the exam.</text:p>
      <text:p text:style-name="P3">19 <text:s text:c="6"/>System.out.print("How many questions are " +</text:p>
      <text:p text:style-name="P3">20 <text:s text:c="23"/>"on the exam? ");</text:p>
      <text:p text:style-name="P3">21 <text:s text:c="6"/>questions = keyboard.nextInt();</text:p>
      <text:p text:style-name="P3">22</text:p>
      <text:p text:style-name="P3">23 <text:s text:c="6"/>// Get the number of questions missed.</text:p>
      <text:p text:style-name="P3">24 <text:s text:c="6"/>System.out.print("How many questions did " +</text:p>
      <text:p text:style-name="P3">25 <text:s text:c="23"/>"the student miss? ");</text:p>
      <text:p text:style-name="P3">26 <text:s text:c="6"/>missed = keyboard.nextInt();</text:p>
      <text:p text:style-name="P3">27</text:p>
      <text:p text:style-name="P3">28 <text:s text:c="6"/>// Get the minimum passing score.</text:p>
      <text:p text:style-name="P3">29 <text:s text:c="6"/>System.out.print("What is the minimum " +</text:p>
      <text:p text:style-name="P3">30 <text:s text:c="23"/>"passing score? ");</text:p>
      <text:p text:style-name="P3">31 <text:s text:c="6"/>minPassing = keyboard.nextDouble();</text:p>
      <text:p text:style-name="P3">32</text:p>
      <text:p text:style-name="P3">33 <text:s text:c="6"/>// Create a PassFailExam object.</text:p>
      <text:p text:style-name="P3">34 <text:s text:c="6"/>PassFailExam exam =</text:p>
      <text:p text:style-name="P3">35 <text:s text:c="11"/>new PassFailExam(questions, missed, minPassing);</text:p>
      <text:p text:style-name="P3">36</text:p>
      <text:p text:style-name="P3">37 <text:s text:c="6"/>// Display the points for each question.</text:p>
      <text:p text:style-name="P3">38 <text:s text:c="6"/>System.out.println("Each question counts " +</text:p>
      <text:p text:style-name="P3">39 <text:s text:c="25"/>exam.getPointsEach() + " points.");</text:p>
      <text:p text:style-name="P3">40</text:p>
      <text:p text:style-name="P3">41 <text:s text:c="6"/>// Display the exam score.</text:p>
      <text:p text:style-name="P3">42 <text:s text:c="6"/>System.out.println("The exam score is " +</text:p>
      <text:p text:style-name="P3">43 <text:s text:c="25"/>exam.getScore());</text:p>
      <text:p text:style-name="P3">44</text:p>
      <text:p text:style-name="P3">45 <text:s text:c="6"/>// Display the exam grade.</text:p>
      <text:p text:style-name="P3">46 <text:s text:c="6"/>System.out.println("The exam grade is " +</text:p>
      <text:p text:style-name="P3">47 <text:s text:c="25"/>exam.getGrade());</text:p>
      <text:p text:style-name="P3">48 <text:s text:c="3"/>}</text:p>
      <text:p text:style-name="P3">49 }</text:p>
      <text:p text:style-name="P3"/>
      <text:p text:style-name="P3"/>
      <text:p text:style-name="P3"/>
      <text:p text:style-name="P2">10.6:</text:p>
      <text:p text:style-name="P3">all other classes inherit from the object class. When an extension is not included it will by default take it from the object class. </text:p>
      <text:p text:style-name="P3">Public class mC is equal to Public class mC extends Object. </text:p>
      <text:p text:style-name="P3">Every class inherits methods from the object class. All classes have a toString and equals method. </text:p>
      <text:p text:style-name="P3"/>
      <text:p text:style-name="P3">In the Object class, the toString method returns a reference to a String containing the object’s class name, followed by the @ sign, followed by the object’s hash code, which is a hexadecimal number. The <text:soft-page-break/>equals method accepts a reference to an object as its argument. It returns true if the argument references the calling object. This is demonstrated in Code Listing 10-24.</text:p>
      <text:p text:style-name="P3"/>
      <text:p text:style-name="P3">Code Listing 10-24 (ObjectMethods.java)</text:p>
      <text:p text:style-name="P3"><text:s/>1 /**</text:p>
      <text:p text:style-name="P3"><text:s/>2 <text:s text:c="3"/>This program demonstrates the toString and equals</text:p>
      <text:p text:style-name="P3"><text:s/>3 <text:s text:c="3"/>methods that are inherited from the Object class.</text:p>
      <text:p text:style-name="P3"><text:s/>4 */</text:p>
      <text:p text:style-name="P3"><text:s/>5</text:p>
      <text:p text:style-name="P3"><text:s/>6 public class ObjectMethods</text:p>
      <text:p text:style-name="P3"><text:s/>7 {</text:p>
      <text:p text:style-name="P3"><text:s/>8 <text:s text:c="3"/>public static void main(String[] args)</text:p>
      <text:p text:style-name="P3"><text:s/>9 <text:s text:c="3"/>{</text:p>
      <text:p text:style-name="P3">10 <text:s text:c="6"/>// Create two objects.</text:p>
      <text:p text:style-name="P3">11 <text:s text:c="6"/>PassFailExam exam1 =</text:p>
      <text:p text:style-name="P3">12 <text:s text:c="20"/>new PassFailExam(0, 0, 0);</text:p>
      <text:p text:style-name="P3">13 <text:s text:c="6"/>PassFailExam exam2 =</text:p>
      <text:p text:style-name="P3">14 <text:s text:c="20"/>new PassFailExam(0, 0, 0);</text:p>
      <text:p text:style-name="P3">15</text:p>
      <text:p text:style-name="P3">16 <text:s text:c="6"/>// Send the objects to println, which</text:p>
      <text:p text:style-name="P3">17 <text:s text:c="6"/>// will call the toString method.</text:p>
      <text:p text:style-name="P3">18 <text:s text:c="6"/>System.out.println(exam1);</text:p>
      <text:p text:style-name="P3">19 <text:s text:c="6"/>System.out.println(exam2);</text:p>
      <text:p text:style-name="P3">20</text:p>
      <text:p text:style-name="P3">21 <text:s text:c="6"/>// Test the equals method.</text:p>
      <text:p text:style-name="P3">22 <text:s text:c="6"/>if (exam1.equals(exam2))</text:p>
      <text:p text:style-name="P3">23 <text:s text:c="9"/>System.out.println("They are the same.");</text:p>
      <text:p text:style-name="P3">24 <text:s text:c="6"/>else</text:p>
      <text:p text:style-name="P3">25 <text:s text:c="9"/>System.out.println("They are not the same.");</text:p>
      <text:p text:style-name="P3">26 <text:s text:c="3"/>}</text:p>
      <text:p text:style-name="P3">27 }</text:p>
      <text:p text:style-name="P3"/>
      <text:p text:style-name="P3"><text:span text:style-name="T1">10.7:</text:span></text:p>
      <text:p text:style-name="P3">Polymorphism is when a superclass reference variable references objects from subclasses. </text:p>
      <text:p text:style-name="P3"/>
      <text:p text:style-name="P3">GradedActivity exam = new FinalExam(50, 7);</text:p>
      <text:p text:style-name="P3">This statement declares exam as a GradedActivity variable. It creates a FinalExam object and stores the object’s address in the exam variable. This statement is perfectly legal and will not cause an error message because a FinalExam object is also a GradedActivity object.</text:p>
      <text:p text:style-name="P3"/>
      <text:p text:style-name="P3">This is an example of polymorphism. The term polymorphism means the ability to take many forms. In Java, a reference variable is polymorphic because it can reference objects of types different from its own, as long as those types are subclasses of its type. All of the following declarations are legal because the FinalExam, PassFailActivity, and PassFailExam classes inherit from GradedActivity:</text:p>
      <text:p text:style-name="P3"/>
      <text:p text:style-name="P3">GradedActivity exam1 = new FinalExam(50, 7);</text:p>
      <text:p text:style-name="P3">GradedActivity exam2 = new PassFailActivity(70);</text:p>
      <text:p text:style-name="P3">GradedActivity exam3 = new PassFailExam(100, 10, 70);</text:p>
      <text:p text:style-name="P3"/>
      <text:p text:style-name="P3"><text:soft-page-break/><text:s/>So, a GradedActivity variable can be used to call only those three methods, regardless of the type of object the variable references. For example, look at the following code:</text:p>
      <text:p text:style-name="P3"/>
      <text:p text:style-name="P3">GradedActivity exam = new PassFailExam(100, 10, 70);</text:p>
      <text:p text:style-name="P3">System.out.println(exam.getScore()); <text:s text:c="5"/>// This works.</text:p>
      <text:p text:style-name="P3">System.out.println(exam.getGrade()); <text:s text:c="5"/>// This works.</text:p>
      <text:p text:style-name="P3">System.out.println(exam.getPointsEach()); // ERROR! Won't work.</text:p>
      <text:p text:style-name="P3">In this code, exam is declared as a GradedActivity variable and is assigned the address of a PassFailExam object. The GradedActivity class has only the setScore, getScore, and getGrade methods, so those are the only methods that the exam variable knows how to execute. The last statement in this code is a call to the getPointsEach method, which is defined in the PassFailExam class. Because the exam variable only knows about methods in the GradedActivity class, it cannot execute this method.</text:p>
      <text:p text:style-name="P3"/>
      <text:p text:style-name="P3"/>
      <text:p text:style-name="P3"/>
      <text:p text:style-name="P3">Polymorphism and Dynamic Binding</text:p>
      <text:p text:style-name="P3">When a superclass variable references a subclass object, a potential problem exists. What if the subclass has overridden a method in the superclass, and the variable makes a call to that method? Does the variable call the superclass’s version of the method, or the subclass’s version? For example, look at the following code:</text:p>
      <text:p text:style-name="P3"/>
      <text:p text:style-name="P3">GradedActivity exam = new PassFailActivity(60);</text:p>
      <text:p text:style-name="P3">exam.setScore(70);</text:p>
      <text:p text:style-name="P3">System.out.println(exam.getGrade());</text:p>
      <text:p text:style-name="P3">Recall that the PassFailActivity class extends the GradedActivity class, and it overrides the getGrade method. When the last statement calls the getGrade method, does it call the GradedActivity class’s version (which returns 'A', 'B', 'C', 'D', or 'F') or does it call the PassFailActivity class’s version (which returns 'P' or 'F')?</text:p>
      <text:p text:style-name="P3"/>
      <text:p text:style-name="P3">Recall from Chapter 6 that the process of matching a method call with the correct method definition is known as binding. Java performs dynamic binding or late binding when a variable contains a polymorphic reference. This means that the Java Virtual Machine determines at runtime which method to call, depending on the type of object that the variable references. So, it is the object’s type that determines which method is called, not the variable’s type. In this case, the exam variable references a PassFailActivity object, so the PassFailActivity class’s version of the getGrade method is called. The last statement in this code will display a grade of P.</text:p>
      <text:p text:style-name="P3"/>
      <text:p text:style-name="P3">The program in Code Listing 10-25 demonstrates polymorphic behavior. It declares an array of GradedActivity variables, and then assigns the addresses of objects of various types to the elements of the array.</text:p>
      <text:p text:style-name="P3"/>
      <text:p text:style-name="P3">Code Listing 10-25 (Polymorphic.java)</text:p>
      <text:p text:style-name="P3"><text:s/>1 <text:s/>/**</text:p>
      <text:p text:style-name="P3"><text:s/>2 <text:s text:c="4"/>This program demonstrates polymorphic behavior.</text:p>
      <text:p text:style-name="P3"><text:s/>3 <text:s/>*/</text:p>
      <text:p text:style-name="P3"><text:s/>4</text:p>
      <text:p text:style-name="P3"><text:s/>5 <text:s/>public class Polymorphic</text:p>
      <text:p text:style-name="P3"><text:s/>6 <text:s/>{</text:p>
      <text:p text:style-name="P3"><text:s/>7 <text:s text:c="4"/>public static void main(String[] args)</text:p>
      <text:p text:style-name="P3"><text:soft-page-break/><text:s/>8 <text:s text:c="4"/>{</text:p>
      <text:p text:style-name="P3"><text:s/>9 <text:s text:c="7"/>// Create an array of GradedActivity references.</text:p>
      <text:p text:style-name="P3">10 <text:s text:c="7"/>GradedActivity[] tests = new GradedActivity[3];</text:p>
      <text:p text:style-name="P3">11</text:p>
      <text:p text:style-name="P3">12 <text:s text:c="7"/>// The first test is a regular exam with a</text:p>
      <text:p text:style-name="P3">13 <text:s text:c="7"/>// numeric score of 75.</text:p>
      <text:p text:style-name="P3">14 <text:s text:c="7"/>tests[0] = new GradedActivity();</text:p>
      <text:p text:style-name="P3">15 <text:s text:c="7"/>tests[0].setScore(95);</text:p>
      <text:p text:style-name="P3">16</text:p>
      <text:p text:style-name="P3">17 <text:s text:c="7"/>// The second test is a pass/fail test. The</text:p>
      <text:p text:style-name="P3">18 <text:s text:c="7"/>// student missed 5 out of 20 questions, and</text:p>
      <text:p text:style-name="P3">19 <text:s text:c="7"/>// the minimum passing grade is 60.</text:p>
      <text:p text:style-name="P3">20 <text:s text:c="7"/>tests[1] = new PassFailExam(20, 5, 60);</text:p>
      <text:p text:style-name="P3">21</text:p>
      <text:p text:style-name="P3">22 <text:s text:c="7"/>// The third test is the final exam. There were</text:p>
      <text:p text:style-name="P3">23 <text:s text:c="7"/>// 50 questions and the student missed 7.</text:p>
      <text:p text:style-name="P3">24 <text:s text:c="7"/>tests[2] = new FinalExam(50, 7);</text:p>
      <text:p text:style-name="P3">25</text:p>
      <text:p text:style-name="P3">26 <text:s text:c="7"/>// Display the grades.</text:p>
      <text:p text:style-name="P3">27 <text:s text:c="7"/>for (int i = 0; i &lt; tests.length; i++)</text:p>
      <text:p text:style-name="P3">28 <text:s text:c="7"/>{</text:p>
      <text:p text:style-name="P3">29 <text:s text:c="10"/>System.out.println("Test " + (i + 1) + ": " +</text:p>
      <text:p text:style-name="P3">30 <text:s text:c="29"/>"score " + tests[i].getScore() +</text:p>
      <text:p text:style-name="P3">31 <text:s text:c="29"/>", grade " + tests[i].getGrade());</text:p>
      <text:p text:style-name="P3">32 <text:s text:c="7"/>}</text:p>
      <text:p text:style-name="P3">33 <text:s text:c="4"/>}</text:p>
      <text:p text:style-name="P3">34 <text:s/>}</text:p>
      <text:p text:style-name="P3"/>
      <text:p text:style-name="P3">parameters can accept arguments that take methods polymorphically. </text:p>
      <text:p text:style-name="P3">You can also use parameters to accept arguments to methods polymorphically. For example, look at the following method:</text:p>
      <text:p text:style-name="P3"/>
      <text:p text:style-name="P3">public static void displayGrades(GradedActivity g)</text:p>
      <text:p text:style-name="P3">{</text:p>
      <text:p text:style-name="P3"><text:s text:c="3"/>System.out.println("Score " + g.getScore() +</text:p>
      <text:p text:style-name="P3"><text:s text:c="22"/>", grade " + g.getGrade());</text:p>
      <text:p text:style-name="P3">}</text:p>
      <text:p text:style-name="P3">This method’s parameter, g, is a GradedActivity variable. But, it can be used to accept arguments of any type that inherit from GradedActivity. For example, the following code passes objects of the FinalExam, PassFailActivity, and PassFailExam classes to the method:</text:p>
      <text:p text:style-name="P3"/>
      <text:p text:style-name="P3">GradedActivity exam1 = new FinalExam(50, 7);</text:p>
      <text:p text:style-name="P3">GradedActivity exam2 = new PassFailActivity(70);</text:p>
      <text:p text:style-name="P3">GradedActivity exam3 = new PassFailExam(100, 10, 70);</text:p>
      <text:p text:style-name="P3">displayGrades(exam1); <text:s text:c="2"/>// Pass a FinalExam object.</text:p>
      <text:p text:style-name="P3">displayGrades(exam2); <text:s text:c="2"/>// Pass a PassFailActivity object.</text:p>
      <text:p text:style-name="P3">displayGrades(exam3); <text:s text:c="2"/>// Pass a PassFailExam object.</text:p>
      <text:p text:style-name="P3"/>
      <text:p text:style-name="P3">The is a relationship is one way and does not work from subclass to superclass.</text:p>
      <text:p text:style-name="P3"><text:soft-page-break/>You can use a type cast in the declaration but the compiler will not run.</text:p>
      <text:p text:style-name="P3"/>
      <text:p text:style-name="P3">The instanceof Operator</text:p>
      <text:p text:style-name="P3">There is an operator in Java named instanceof that you can use to determine whether an object is an instance of a particular class. Here is the general form of an expression that uses the instanceof operator:</text:p>
      <text:p text:style-name="P3"/>
      <text:p text:style-name="P3">refVar instanceof ClassName</text:p>
      <text:p text:style-name="P3">In the general form, refVar is a reference variable and ClassName is the name of a class. This is the form of a boolean expression that will return true if the object referenced by refVar is an instance of ClassName. Otherwise, the expression returns false. For example, the if statement in the following code determines whether the reference variable activity references a GradedActivity object:</text:p>
      <text:p text:style-name="P3"/>
      <text:p text:style-name="P3">GradedActivity activity = new GradedActivity();</text:p>
      <text:p text:style-name="P3">if (activity instanceof GradedActivity)</text:p>
      <text:p text:style-name="P3"><text:s text:c="3"/>System.out.println("Yes, activity is a GradedActivity.");</text:p>
      <text:p text:style-name="P3">else</text:p>
      <text:p text:style-name="P3"><text:s text:c="3"/>System.out.println("No, activity is not a GradedActivity.");</text:p>
      <text:p text:style-name="P3"/>
      <text:p text:style-name="P3"><text:span text:style-name="T1">10.8:</text:span></text:p>
      <text:p text:style-name="P3">abstract classes are not instantiated but can be extended from. They have no methods and must be overwritten in a subclass. </text:p>
      <text:p text:style-name="P3"/>
      <text:p text:style-name="P3">An abstract method is a method that appears in a superclass, but expects to be overridden in a subclass. An abstract method has only a header and no body. Here is the general format of an abstract method header:</text:p>
      <text:p text:style-name="P3"/>
      <text:p text:style-name="P3">AccessSpecifier abstract ReturnType MethodName(ParameterList);</text:p>
      <text:p text:style-name="P3">Notice that the key word abstract appears in the header, and that the header ends with a semicolon. There is no body for the method. Here is an example of an abstract method header:</text:p>
      <text:p text:style-name="P3"/>
      <text:p text:style-name="P3">public abstract void setValue(int value);</text:p>
      <text:p text:style-name="P3"/>
      <text:p text:style-name="P3">these classes are used to insure a subclass overwrites a method. Otherwise, it will not run. </text:p>
      <text:p text:style-name="P3"/>
      <text:p text:style-name="P3">A class becomes abstract when you place the abstract key word in the class definition. Here is the general format:</text:p>
      <text:p text:style-name="P3"/>
      <text:p text:style-name="P3">AccessSpecifier abstract class ClassName</text:p>
      <text:p text:style-name="P3"/>
      <text:p text:style-name="P3"/>
      <text:p text:style-name="P3"/>
      <text:p text:style-name="P3">For example, look at the following abstract class Student shown in Code Listing 10-26. It holds data common to all students, but does not hold all the data needed for students of specific majors.</text:p>
      <text:p text:style-name="P3"/>
      <text:p text:style-name="P3">Code Listing 10-26 (Student.java)</text:p>
      <text:p text:style-name="P3"><text:s/>1 <text:s/>/**</text:p>
      <text:p text:style-name="P3"><text:s/>2 <text:s text:c="4"/>The Student class is an abstract class that holds</text:p>
      <text:p text:style-name="P3"><text:s/>3 <text:s text:c="4"/>general data about a student. Classes representing</text:p>
      <text:p text:style-name="P3"><text:soft-page-break/><text:s/>4 <text:s text:c="4"/>specific types of students should inherit from</text:p>
      <text:p text:style-name="P3"><text:s/>5 <text:s text:c="4"/>this class.</text:p>
      <text:p text:style-name="P3"><text:s/>6 <text:s/>*/</text:p>
      <text:p text:style-name="P3"><text:s/>7</text:p>
      <text:p text:style-name="P3"><text:s/>8 <text:s/>public abstract class Student</text:p>
      <text:p text:style-name="P3"><text:s/>9 <text:s/>{</text:p>
      <text:p text:style-name="P3">10 <text:s text:c="4"/>private String name; <text:s text:c="7"/>// Student name</text:p>
      <text:p text:style-name="P3">11 <text:s text:c="4"/>private String idNumber; <text:s text:c="3"/>// Student ID</text:p>
      <text:p text:style-name="P3">12 <text:s text:c="4"/>private int yearAdmitted; <text:s text:c="2"/>// Year admitted</text:p>
      <text:p text:style-name="P3">13</text:p>
      <text:p text:style-name="P3">14 <text:s text:c="4"/>/**</text:p>
      <text:p text:style-name="P3">15 <text:s text:c="7"/>The constructor sets the student's name,</text:p>
      <text:p text:style-name="P3">16 <text:s text:c="7"/>ID number, and year admitted.</text:p>
      <text:p text:style-name="P3">17 <text:s text:c="7"/>@param n The student's name.</text:p>
      <text:p text:style-name="P3">18 <text:s text:c="7"/>@param id The student's ID number.</text:p>
      <text:p text:style-name="P3">19 <text:s text:c="7"/>@param year The year the student was admitted.</text:p>
      <text:p text:style-name="P3">20 <text:s text:c="4"/>*/</text:p>
      <text:p text:style-name="P3">21</text:p>
      <text:p text:style-name="P3">22 <text:s text:c="4"/>public Student(String n, String id, int year)</text:p>
      <text:p text:style-name="P3">23 <text:s text:c="4"/>{</text:p>
      <text:p text:style-name="P3">24 <text:s text:c="7"/>name = n;</text:p>
      <text:p text:style-name="P3">25 <text:s text:c="7"/>idNumber = id;</text:p>
      <text:p text:style-name="P3">26 <text:s text:c="7"/>yearAdmitted = year;</text:p>
      <text:p text:style-name="P3">27 <text:s text:c="4"/>}</text:p>
      <text:p text:style-name="P3">28</text:p>
      <text:p text:style-name="P3">29 <text:s text:c="4"/>/**</text:p>
      <text:p text:style-name="P3">30 <text:s text:c="7"/>The toString method returns a String containing</text:p>
      <text:p text:style-name="P3">31 <text:s text:c="7"/>the student's data.</text:p>
      <text:p text:style-name="P3">32 <text:s text:c="7"/>@return A reference to a String.</text:p>
      <text:p text:style-name="P3">33 <text:s text:c="4"/>*/</text:p>
      <text:p text:style-name="P3">34</text:p>
      <text:p text:style-name="P3">35 <text:s text:c="4"/>public String toString()</text:p>
      <text:p text:style-name="P3">36 <text:s text:c="4"/>{</text:p>
      <text:p text:style-name="P3">37 <text:s text:c="7"/>String str;</text:p>
      <text:p text:style-name="P3">38</text:p>
      <text:p text:style-name="P3">39 <text:s text:c="7"/>str = "Name: " + name</text:p>
      <text:p text:style-name="P3">40 <text:s text:c="10"/>+ "\nID Number: " + idNumber</text:p>
      <text:p text:style-name="P3">41 <text:s text:c="10"/>+ "\nYear Admitted: " + yearAdmitted;</text:p>
      <text:p text:style-name="P3">42 <text:s text:c="7"/>return str;</text:p>
      <text:p text:style-name="P3">43 <text:s text:c="4"/>}</text:p>
      <text:p text:style-name="P3">44</text:p>
      <text:p text:style-name="P3">45 <text:s text:c="4"/>/**</text:p>
      <text:p text:style-name="P3">46 <text:s text:c="7"/>The getRemainingHours method is abstract.</text:p>
      <text:p text:style-name="P3">47 <text:s text:c="7"/>It must be overridden in a subclass.</text:p>
      <text:p text:style-name="P3">48 <text:s text:c="7"/>@return The hours remaining for the student.</text:p>
      <text:p text:style-name="P3">49 <text:s text:c="4"/>*/</text:p>
      <text:p text:style-name="P3">50</text:p>
      <text:p text:style-name="P3">51 <text:s text:c="4"/>public abstract int getRemainingHours();</text:p>
      <text:p text:style-name="P3">52 <text:s/>}</text:p>
      <text:p text:style-name="P3"><text:soft-page-break/></text:p>
      <text:p text:style-name="P3">Code Listing 10-27 (CompSciStudent.java)</text:p>
      <text:p text:style-name="P3"><text:s text:c="2"/>1 /**</text:p>
      <text:p text:style-name="P3"><text:s text:c="2"/>2 <text:s text:c="3"/>This class holds data for a computer science student.</text:p>
      <text:p text:style-name="P3"><text:s text:c="2"/>3 */</text:p>
      <text:p text:style-name="P3"><text:s text:c="2"/>4</text:p>
      <text:p text:style-name="P3"><text:s text:c="2"/>5 public class CompSciStudent extends Student</text:p>
      <text:p text:style-name="P3"><text:s text:c="2"/>6 {</text:p>
      <text:p text:style-name="P3"><text:s text:c="2"/>7 <text:s text:c="3"/>// Required hours</text:p>
      <text:p text:style-name="P3"><text:s text:c="2"/>8 <text:s text:c="3"/>private final int MATH_HOURS = 20; <text:s text:c="2"/>// Math hours</text:p>
      <text:p text:style-name="P3"><text:s text:c="2"/>9 <text:s text:c="3"/>private final int CS_HOURS = 40; <text:s text:c="4"/>// Comp sci hours</text:p>
      <text:p text:style-name="P3"><text:s/>10 <text:s text:c="3"/>private final int GEN_ED_HOURS = 60; // Gen ed hours</text:p>
      <text:p text:style-name="P3"><text:s/>11</text:p>
      <text:p text:style-name="P3"><text:s/>12 <text:s text:c="3"/>// Hours taken</text:p>
      <text:p text:style-name="P3"><text:s/>13 <text:s text:c="3"/>private int mathHours; <text:s/>// Math hours taken</text:p>
      <text:p text:style-name="P3"><text:s/>14 <text:s text:c="3"/>private int csHours; <text:s text:c="3"/>// Comp sci hours taken</text:p>
      <text:p text:style-name="P3"><text:s/>15 <text:s text:c="3"/>private int genEdHours; // General ed hours taken</text:p>
      <text:p text:style-name="P3"><text:s/>16</text:p>
      <text:p text:style-name="P3"><text:s/>17 <text:s text:c="3"/>/**</text:p>
      <text:p text:style-name="P3"><text:s/>18 <text:s text:c="6"/>The Constructor sets the student's name, </text:p>
      <text:p text:style-name="P3"><text:s/>19 <text:s text:c="6"/>ID number, and the year admitted.</text:p>
      <text:p text:style-name="P3"><text:s/>20 <text:s text:c="6"/>@param n The student's name.</text:p>
      <text:p text:style-name="P3"><text:s/>21 <text:s text:c="6"/>@param id The student's ID number.</text:p>
      <text:p text:style-name="P3"><text:s/>22 <text:s text:c="6"/>@param year The year the student was admitted.</text:p>
      <text:p text:style-name="P3"><text:s/>23 <text:s text:c="3"/>*/</text:p>
      <text:p text:style-name="P3"><text:s/>24</text:p>
      <text:p text:style-name="P3"><text:s/>25 <text:s text:c="3"/>public CompSciStudent(String n, String id, int year)</text:p>
      <text:p text:style-name="P3"><text:s/>26 <text:s text:c="3"/>{</text:p>
      <text:p text:style-name="P3"><text:s/>27 <text:s text:c="6"/>super(n, id, year);</text:p>
      <text:p text:style-name="P3"><text:s/>28 <text:s text:c="3"/>}</text:p>
      <text:p text:style-name="P3"><text:s/>29</text:p>
      <text:p text:style-name="P3"><text:s/>30 <text:s text:c="3"/>/**</text:p>
      <text:p text:style-name="P3"><text:s/>31 <text:s text:c="6"/>The setMathHours method sets the number of </text:p>
      <text:p text:style-name="P3"><text:s/>32 <text:s text:c="6"/>math hours taken.</text:p>
      <text:p text:style-name="P3"><text:s/>33 <text:s text:c="6"/>@param math The math hours taken.</text:p>
      <text:p text:style-name="P3"><text:s/>34 <text:s text:c="3"/>*/</text:p>
      <text:p text:style-name="P3"><text:s/>35</text:p>
      <text:p text:style-name="P3"><text:s/>36 <text:s text:c="3"/>public void setMathHours(int math)</text:p>
      <text:p text:style-name="P3"><text:s/>37 <text:s text:c="3"/>{</text:p>
      <text:p text:style-name="P3"><text:s/>38 <text:s text:c="6"/>mathHours = math;</text:p>
      <text:p text:style-name="P3"><text:s/>39 <text:s text:c="3"/>}</text:p>
      <text:p text:style-name="P3"><text:s/>40</text:p>
      <text:p text:style-name="P3"><text:s/>41 <text:s text:c="3"/>/**</text:p>
      <text:p text:style-name="P3"><text:s/>42 <text:s text:c="6"/>The setCsHours method sets the number of </text:p>
      <text:p text:style-name="P3"><text:s/>43 <text:s text:c="6"/>computer science hours taken.</text:p>
      <text:p text:style-name="P3"><text:s/>44 <text:s text:c="6"/>@param cs The computer science hours taken.</text:p>
      <text:p text:style-name="P3"><text:s/>45 <text:s text:c="3"/>*/</text:p>
      <text:p text:style-name="P3"><text:s/>46</text:p>
      <text:p text:style-name="P3"><text:s/>47 <text:s text:c="3"/>public void setCsHours(int cs)</text:p>
      <text:p text:style-name="P3"><text:soft-page-break/><text:s/>48 <text:s text:c="3"/>{</text:p>
      <text:p text:style-name="P3"><text:s/>49 <text:s text:c="6"/>csHours = cs;</text:p>
      <text:p text:style-name="P3"><text:s/>50 <text:s text:c="3"/>}</text:p>
      <text:p text:style-name="P3"><text:s/>51</text:p>
      <text:p text:style-name="P3"><text:s/>52 <text:s text:c="3"/>/**</text:p>
      <text:p text:style-name="P3"><text:s/>53 <text:s text:c="6"/>The setGenEdHours method sets the number of </text:p>
      <text:p text:style-name="P3"><text:s/>54 <text:s text:c="6"/>general ed hours taken.</text:p>
      <text:p text:style-name="P3"><text:s/>55 <text:s text:c="6"/>@param genEd The general ed hours taken.</text:p>
      <text:p text:style-name="P3"><text:s/>56 <text:s text:c="3"/>*/</text:p>
      <text:p text:style-name="P3"><text:s/>57</text:p>
      <text:p text:style-name="P3"><text:s/>58 <text:s text:c="3"/>public void setGenEdHours(int genEd)</text:p>
      <text:p text:style-name="P3"><text:s/>59 <text:s text:c="3"/>{</text:p>
      <text:p text:style-name="P3"><text:s/>60 <text:s text:c="6"/>genEdHours = genEd;</text:p>
      <text:p text:style-name="P3"><text:s/>61 <text:s text:c="3"/>}</text:p>
      <text:p text:style-name="P3"><text:s/>62</text:p>
      <text:p text:style-name="P3"><text:s/>63 <text:s text:c="3"/>/**</text:p>
      <text:p text:style-name="P3"><text:s/>64 <text:s text:c="6"/>The getRemainingHours method returns the</text:p>
      <text:p text:style-name="P3"><text:s/>65 <text:s text:c="6"/>the number of hours remaining to be taken.</text:p>
      <text:p text:style-name="P3"><text:s/>66 <text:s text:c="6"/>@return The hours remaining for the student.</text:p>
      <text:p text:style-name="P3"><text:s/>67 <text:s text:c="3"/>*/</text:p>
      <text:p text:style-name="P3"><text:s/>68</text:p>
      <text:p text:style-name="P3"><text:s/>69 <text:s text:c="3"/>@Override</text:p>
      <text:p text:style-name="P3"><text:s/>70 <text:s text:c="3"/>public int getRemainingHours()</text:p>
      <text:p text:style-name="P3"><text:s/>71 <text:s text:c="3"/>{</text:p>
      <text:p text:style-name="P3"><text:s/>72 <text:s text:c="6"/>int reqHours, <text:s text:c="7"/>// Total required hours</text:p>
      <text:p text:style-name="P3"><text:s/>73 <text:s text:c="10"/>remainingHours; <text:s/>// Remaining hours</text:p>
      <text:p text:style-name="P3"><text:s/>74</text:p>
      <text:p text:style-name="P3"><text:s/>75 <text:s text:c="6"/>// Calculate the required hours.</text:p>
      <text:p text:style-name="P3"><text:s/>76 <text:s text:c="6"/>reqHours = MATH_HOURS + CS_HOURS + GEN_ED_HOURS;</text:p>
      <text:p text:style-name="P3"><text:s/>77</text:p>
      <text:p text:style-name="P3"><text:s/>78 <text:s text:c="6"/>// Calculate the remaining hours.</text:p>
      <text:p text:style-name="P3"><text:s/>79 <text:s text:c="6"/>remainingHours = reqHours − (mathHours + csHours</text:p>
      <text:p text:style-name="P3"><text:s/>80 <text:s text:c="25"/>+ genEdHours);</text:p>
      <text:p text:style-name="P3"><text:s/>81</text:p>
      <text:p text:style-name="P3"><text:s/>82 <text:s text:c="6"/>return remainingHours;</text:p>
      <text:p text:style-name="P3"><text:s/>83 <text:s text:c="3"/>}</text:p>
      <text:p text:style-name="P3"><text:s/>84</text:p>
      <text:p text:style-name="P3"><text:s/>85 <text:s text:c="3"/>/**</text:p>
      <text:p text:style-name="P3"><text:s/>86 <text:s text:c="6"/>The toString method returns a string containing</text:p>
      <text:p text:style-name="P3"><text:s/>87 <text:s text:c="6"/>the student's data.</text:p>
      <text:p text:style-name="P3"><text:s/>88 <text:s text:c="6"/>@return A reference to a String.</text:p>
      <text:p text:style-name="P3"><text:s/>89 <text:s text:c="3"/>*/</text:p>
      <text:p text:style-name="P3"><text:s/>90</text:p>
      <text:p text:style-name="P3"><text:s/>91 <text:s text:c="3"/>@Override</text:p>
      <text:p text:style-name="P3"><text:s/>92 <text:s text:c="3"/>public String toString()</text:p>
      <text:p text:style-name="P3"><text:s/>93 <text:s text:c="3"/>{</text:p>
      <text:p text:style-name="P3"><text:s/>94 <text:s text:c="6"/>String str;</text:p>
      <text:p text:style-name="P3"><text:s/>95</text:p>
      <text:p text:style-name="P3"><text:s/>96 <text:s text:c="6"/>str = super.toString() +</text:p>
      <text:p text:style-name="P3"><text:soft-page-break/><text:s/>97 <text:s text:c="9"/>"\nMajor: Computer Science" +</text:p>
      <text:p text:style-name="P3"><text:s/>98 <text:s text:c="9"/>"\nMath Hours Taken: " + mathHours +</text:p>
      <text:p text:style-name="P3"><text:s/>99 <text:s text:c="9"/>"\nComputer Science Hours Taken: " + csHours +</text:p>
      <text:p text:style-name="P3">100 <text:s text:c="9"/>"\nGeneral Ed Hours Taken: " + genEdHours;</text:p>
      <text:p text:style-name="P3">101</text:p>
      <text:p text:style-name="P3">102 <text:s text:c="6"/>return str;</text:p>
      <text:p text:style-name="P3">103 <text:s text:c="3"/>}</text:p>
      <text:p text:style-name="P3">104 }</text:p>
      <text:p text:style-name="P3"/>
      <text:p text:style-name="P3">Code Listing 10-28 (CompSciStudentDemo.java)</text:p>
      <text:p text:style-name="P3"><text:s/>1 <text:s/>/**</text:p>
      <text:p text:style-name="P3"><text:s/>2 <text:s text:c="4"/>This program demonstrates the CompSciStudent class.</text:p>
      <text:p text:style-name="P3"><text:s/>3 <text:s/>*/</text:p>
      <text:p text:style-name="P3"><text:s/>4</text:p>
      <text:p text:style-name="P3"><text:s/>5 <text:s/>public class CompSciStudentDemo</text:p>
      <text:p text:style-name="P3"><text:s/>6 <text:s/>{</text:p>
      <text:p text:style-name="P3"><text:s/>7 <text:s text:c="4"/>public static void main(String[] args)</text:p>
      <text:p text:style-name="P3"><text:s/>8 <text:s text:c="4"/>{</text:p>
      <text:p text:style-name="P3"><text:s/>9 <text:s text:c="7"/>// Create a CompSciStudent object.</text:p>
      <text:p text:style-name="P3">10 <text:s text:c="7"/>CompSciStudent csStudent =</text:p>
      <text:p text:style-name="P3">11 <text:s text:c="15"/>new CompSciStudent("Jennifer Haynes",</text:p>
      <text:p text:style-name="P3">12 <text:s text:c="34"/>"167W98337", 2015);</text:p>
      <text:p text:style-name="P3">13</text:p>
      <text:p text:style-name="P3">14 <text:s text:c="7"/>// Store values for math, CS, and gen ed hours.</text:p>
      <text:p text:style-name="P3">15 <text:s text:c="7"/>csStudent.setMathHours(12);</text:p>
      <text:p text:style-name="P3">16 <text:s text:c="7"/>csStudent.setCsHours(20);</text:p>
      <text:p text:style-name="P3">17 <text:s text:c="7"/>csStudent.setGenEdHours(40);</text:p>
      <text:p text:style-name="P3">18</text:p>
      <text:p text:style-name="P3">19 <text:s text:c="7"/>// Display the student's data.</text:p>
      <text:p text:style-name="P3">20 <text:s text:c="7"/>System.out.println(csStudent);</text:p>
      <text:p text:style-name="P3">21</text:p>
      <text:p text:style-name="P3">22 <text:s text:c="7"/>// Display the number of remaining hours.</text:p>
      <text:p text:style-name="P3">23 <text:s text:c="7"/>System.out.println("Hours remaining: " +</text:p>
      <text:p text:style-name="P3">24 <text:s text:c="26"/>csStudent.getRemainingHours());</text:p>
      <text:p text:style-name="P3">25 <text:s text:c="4"/>}</text:p>
      <text:p text:style-name="P3">26 <text:s/>}</text:p>
      <text:p text:style-name="P3"/>
      <text:p text:style-name="P3"><text:span text:style-name="T1">Remember the following points about abstract methods and classes:</text:span></text:p>
      <text:p text:style-name="P3"><text:span text:style-name="T1"/></text:p>
      <text:p text:style-name="P3"><text:span text:style-name="T1">Abstract methods and abstract classes are defined with the abstract key word.</text:span></text:p>
      <text:p text:style-name="P3"><text:span text:style-name="T1"/></text:p>
      <text:p text:style-name="P3"><text:span text:style-name="T1">Abstract methods have no body, and their header must end with a semicolon.</text:span></text:p>
      <text:p text:style-name="P3"><text:span text:style-name="T1"/></text:p>
      <text:p text:style-name="P3"><text:span text:style-name="T1">An abstract method must be overridden in a subclass.</text:span></text:p>
      <text:p text:style-name="P3"><text:span text:style-name="T1"/></text:p>
      <text:p text:style-name="P3"><text:span text:style-name="T1">When a class contains an abstract method, it cannot be instantiated. It must serve as a superclass.</text:span></text:p>
      <text:p text:style-name="P3"><text:span text:style-name="T1"/></text:p>
      <text:p text:style-name="P3"><text:span text:style-name="T1">An abstract class cannot be instantiated. It must serve as a superclass.</text:span></text:p>
      <text:p text:style-name="P3"><text:span text:style-name="T1"/></text:p>
      <text:p text:style-name="P3"><text:soft-page-break/><text:span text:style-name="T1">10.9:</text:span></text:p>
      <text:p text:style-name="P3">Interfaces set behavior for a class. </text:p>
      <text:p text:style-name="P3">Code Listing 10-29 shows an example of an interface named Displayable. In line 3, the interface specifies a void method named display().</text:p>
      <text:p text:style-name="P3"/>
      <text:p text:style-name="P3">Code Listing 10-29 (Displayable.java)</text:p>
      <text:p text:style-name="P3">1 <text:s/>public interface Displayable</text:p>
      <text:p text:style-name="P3">2 <text:s/>{</text:p>
      <text:p text:style-name="P3">3 <text:s text:c="4"/>void display();</text:p>
      <text:p text:style-name="P3">4 <text:s/>}</text:p>
      <text:p text:style-name="P3"/>
      <text:p text:style-name="P3">a class that implements the Displayable class must privide implementation of display().</text:p>
      <text:p text:style-name="P3"/>
      <text:p text:style-name="P3">Any class that implements the Displayable interface shown in Code Listing 10-29 must provide an implementation of the display method (with the exact signatures specified by the interface, and with the same return type). The Person class shown in Code Listing 10-30 is an example.</text:p>
      <text:p text:style-name="P3"/>
      <text:p text:style-name="P3">Code Listing 10-30 (Person.java)</text:p>
      <text:p text:style-name="P3"><text:s/>1 public class Person implements Displayable</text:p>
      <text:p text:style-name="P3"><text:s/>2 {</text:p>
      <text:p text:style-name="P3"><text:s/>3 <text:s text:c="3"/>private String name;</text:p>
      <text:p text:style-name="P3"><text:s/>4</text:p>
      <text:p text:style-name="P3"><text:s/>5 <text:s text:c="3"/>// Constructor</text:p>
      <text:p text:style-name="P3"><text:s/>6 <text:s text:c="3"/>public Person(String n)</text:p>
      <text:p text:style-name="P3"><text:s/>7 <text:s text:c="3"/>{</text:p>
      <text:p text:style-name="P3"><text:s/>8 <text:s text:c="6"/>name = n;</text:p>
      <text:p text:style-name="P3"><text:s/>9 <text:s text:c="3"/>}</text:p>
      <text:p text:style-name="P3">10</text:p>
      <text:p text:style-name="P3">11 <text:s text:c="3"/>// display method</text:p>
      <text:p text:style-name="P3">12 <text:s text:c="3"/>public void display()</text:p>
      <text:p text:style-name="P3">13 <text:s text:c="3"/>{</text:p>
      <text:p text:style-name="P3">14 <text:s text:c="6"/>System.out.println("My name is " + name);</text:p>
      <text:p text:style-name="P3">15 <text:s text:c="3"/>}</text:p>
      <text:p text:style-name="P3">16 }</text:p>
      <text:p text:style-name="P3"/>
      <text:p text:style-name="P3">public class InterfaceDemo</text:p>
      <text:p text:style-name="P3"><text:s/>7 {</text:p>
      <text:p text:style-name="P3"><text:s/>8 <text:s text:c="3"/>public static void main(String[] args)</text:p>
      <text:p text:style-name="P3"><text:s/>9 <text:s text:c="3"/>{</text:p>
      <text:p text:style-name="P3">10 <text:s text:c="6"/>// Create an instance of the Person class.</text:p>
      <text:p text:style-name="P3">11 <text:s text:c="6"/>Person p = new Person("Antonio");</text:p>
      <text:p text:style-name="P3">12</text:p>
      <text:p text:style-name="P3">13 <text:s text:c="6"/>// Call the object's display method.</text:p>
      <text:p text:style-name="P3">14 <text:s text:c="6"/>p.display();</text:p>
      <text:p text:style-name="P3">15 <text:s text:c="3"/>}</text:p>
      <text:p text:style-name="P3">16 }</text:p>
      <text:p text:style-name="P3">this is a demonstation of the interface. </text:p>
      <text:p text:style-name="P3"/>
      <text:p text:style-name="P3"/>
      <text:p text:style-name="P3"><text:soft-page-break/>For example, Code Listing 10-32 shows an interface named Relatable, which is intended to be used with the GradedActivity class presented earlier. This interface has three method headers: equals, isGreater, and isLess. Notice that each method accepts a GradedActivity object as its argument.</text:p>
      <text:p text:style-name="P3"/>
      <text:p text:style-name="P3">Code Listing 10-32 (Relatable.java)</text:p>
      <text:p text:style-name="P3"><text:s/>1 <text:s/>/**</text:p>
      <text:p text:style-name="P3"><text:s/>2 <text:s text:c="4"/>Relatable interface</text:p>
      <text:p text:style-name="P3"><text:s/>3 <text:s/>*/</text:p>
      <text:p text:style-name="P3"><text:s/>4</text:p>
      <text:p text:style-name="P3"><text:s/>5 <text:s/>public interface Relatable</text:p>
      <text:p text:style-name="P3"><text:s/>6 <text:s/>{</text:p>
      <text:p text:style-name="P3"><text:s/>7 <text:s text:c="4"/>boolean equals(GradedActivity g);</text:p>
      <text:p text:style-name="P3"><text:s/>8 <text:s text:c="4"/>boolean isGreater(GradedActivity g);</text:p>
      <text:p text:style-name="P3"><text:s/>9 <text:s text:c="4"/>boolean isLess(GradedActivity g);</text:p>
      <text:p text:style-name="P3">10 <text:s/>}</text:p>
      <text:p text:style-name="P3"/>
      <text:p text:style-name="P3">Fields in Interfaces</text:p>
      <text:p text:style-name="P3">An interface can contain field declarations, but all fields in an interface are treated as final and static. Because they automatically become final, you must provide an initialization value. For example, look at the following interface definition:</text:p>
      <text:p text:style-name="P3"/>
      <text:p text:style-name="P3">public interface Doable</text:p>
      <text:p text:style-name="P3">{</text:p>
      <text:p text:style-name="P3"><text:s text:c="3"/>int FIELD1 = 1;</text:p>
      <text:p text:style-name="P3"><text:s text:c="3"/>int FIELD2 = 2;</text:p>
      <text:p text:style-name="P3"><text:s text:c="3"/>(Method headers . . .)</text:p>
      <text:p text:style-name="P3">}</text:p>
      <text:p text:style-name="P3"/>
      <text:p text:style-name="P3">Implementing Multiple Interfaces</text:p>
      <text:p text:style-name="P3">You might be wondering why we need both abstract classes and interfaces, since they are so similar to each other. The reason is that a class can extend only one superclass, but Java allows a class to implement multiple interfaces. When a class implements multiple interfaces, it must provide the methods specified by all of them.</text:p>
      <text:p text:style-name="P3"/>
      <text:p text:style-name="P3">To specify multiple interfaces in a class definition, simply list the names of the interfaces, separated by commas, after the implements key word. Here is the first line of an example of a class that implements multiple interfaces:</text:p>
      <text:p text:style-name="P3"/>
      <text:p text:style-name="P3">public class MyClass implements Interface1,</text:p>
      <text:p text:style-name="P3"><text:s text:c="32"/>Interface2,</text:p>
      <text:p text:style-name="P3"><text:s text:c="32"/>Interface3</text:p>
      <text:p text:style-name="P3">This class implements three interfaces: Interface1, Interface2, and Interface3.</text:p>
      <text:p text:style-name="P3"/>
      <text:p text:style-name="P3">Interfaces in UML</text:p>
      <text:p text:style-name="P3">In a UML diagram, an interface is drawn like a class, except the interface name and the method names are italicized, and the &lt;&lt;interface&gt;&gt; tag is shown above the interface name. The relationship between a class and an interface is known as a realization relationship (the class realizes the interfaces). You show a realization relationship in a UML diagram by connecting a class and an interface with a dashed line that has an open arrowhead at one end. The arrowhead points to the interface. This depicts the <text:soft-page-break/>realization relationship. Figure 10-20 is a UML diagram showing the relationships among the GradedActivity class, the FinalExam3 class, and the Relatable interface.</text:p>
      <text:p text:style-name="P3"/>
      <text:p text:style-name="P3">Interfaces can have default methods. Interface methods with body require a default in the header. </text:p>
      <text:p text:style-name="P3"/>
      <text:p text:style-name="P3">Code Listing 10-35 (Displayable.java)</text:p>
      <text:p text:style-name="P3">1 public interface Displayable</text:p>
      <text:p text:style-name="P3">2 {</text:p>
      <text:p text:style-name="P3">3 <text:s text:c="3"/>default void display()</text:p>
      <text:p text:style-name="P3">4 <text:s text:c="3"/>{</text:p>
      <text:p text:style-name="P3">5 <text:s text:c="6"/>System.out.println("This is the default display method.");</text:p>
      <text:p text:style-name="P3">6 <text:s text:c="3"/>}</text:p>
      <text:p text:style-name="P3">7 }</text:p>
      <text:p text:style-name="P3">Notice in line 3 that the method header begins with the key word default. This is required for an interface method that has a body. When a class implements an interface with a default method, the class can override the default method, but it is not required to. For example, the Person class shown in Code Listing 10-36 implements the Displayable interface, but does not override the display method. The program in Code Listing 10-37 instantiates the Person class, and calls the display method. As you can see from the program output, the code in the interface’s default method is executed.</text:p>
      <text:p text:style-name="P3"/>
      <text:p text:style-name="P3">Code Listing 10-36 (Person.java)</text:p>
      <text:p text:style-name="P3"><text:s/>1 /**</text:p>
      <text:p text:style-name="P3"><text:s/>2 <text:s text:c="3"/>This class implements the Displayable</text:p>
      <text:p text:style-name="P3"><text:s/>3 <text:s text:c="3"/>interface, but does not override the</text:p>
      <text:p text:style-name="P3"><text:s/>4 <text:s text:c="3"/>default display method.</text:p>
      <text:p text:style-name="P3"><text:s/>5 */</text:p>
      <text:p text:style-name="P3"><text:s/>6</text:p>
      <text:p text:style-name="P3"><text:s/>7 public class Person implements Displayable</text:p>
      <text:p text:style-name="P3"><text:s/>8 {</text:p>
      <text:p text:style-name="P3"><text:s/>9 <text:s text:c="3"/>private String name;</text:p>
      <text:p text:style-name="P3">10</text:p>
      <text:p text:style-name="P3">11 <text:s text:c="3"/>// Constructor</text:p>
      <text:p text:style-name="P3">12 <text:s text:c="3"/>public Person(String n)</text:p>
      <text:p text:style-name="P3">13 <text:s text:c="3"/>{</text:p>
      <text:p text:style-name="P3">14 <text:s text:c="6"/>name = n;</text:p>
      <text:p text:style-name="P3">15 <text:s text:c="3"/>}</text:p>
      <text:p text:style-name="P3">16 }</text:p>
      <text:p text:style-name="P3"/>
      <text:p text:style-name="P3">Code Listing 10-37 (InterfaceDemoDefaultMethod.java)</text:p>
      <text:p text:style-name="P3"><text:s/>1 /**</text:p>
      <text:p text:style-name="P3"><text:s/>2 <text:s text:c="3"/>This program demonstrates a class that implements</text:p>
      <text:p text:style-name="P3"><text:s/>3 <text:s text:c="3"/>the Displayable interface (with a default method).</text:p>
      <text:p text:style-name="P3"><text:s/>4 */</text:p>
      <text:p text:style-name="P3"><text:s/>5</text:p>
      <text:p text:style-name="P3"><text:s/>6 public class InterfaceDemoDefaultMethod</text:p>
      <text:p text:style-name="P3"><text:s/>7 {</text:p>
      <text:p text:style-name="P3"><text:s/>8 <text:s text:c="3"/>public static void main(String[] args)</text:p>
      <text:p text:style-name="P3"><text:s/>9 <text:s text:c="3"/>{</text:p>
      <text:p text:style-name="P3">10 <text:s text:c="6"/>// Create an instance of the Person class.</text:p>
      <text:p text:style-name="P3"><text:soft-page-break/>11 <text:s text:c="6"/>Person p = new Person("Antonio");</text:p>
      <text:p text:style-name="P3">12</text:p>
      <text:p text:style-name="P3">13 <text:s text:c="6"/>// Call the object's display method.</text:p>
      <text:p text:style-name="P3">14 <text:s text:c="6"/>p.display();</text:p>
      <text:p text:style-name="P3">15 <text:s text:c="3"/>}</text:p>
      <text:p text:style-name="P3">16 }</text:p>
      <text:p text:style-name="P3"/>
      <text:p text:style-name="P3">Polymorphism and Interfaces</text:p>
      <text:p text:style-name="P3">Just as you can create reference variables of a class type, Java allows you to create reference variables of an interface type. An interface reference variable can reference any object that implements that interface, regardless of its class type. This is another example of polymorphism. For example, look at the RetailItem interface in Code Listing 10-38.</text:p>
      <text:p text:style-name="P3"/>
      <text:p text:style-name="P3">Code Listing 10-38 (RetailItem.java)</text:p>
      <text:p text:style-name="P3"><text:s/>1 <text:s/>/**</text:p>
      <text:p text:style-name="P3"><text:s/>2 <text:s text:c="4"/>RetailItem interface</text:p>
      <text:p text:style-name="P3"><text:s/>3 <text:s/>*/</text:p>
      <text:p text:style-name="P3"><text:s/>4</text:p>
      <text:p text:style-name="P3"><text:s/>5 <text:s/>public interface RetailItem</text:p>
      <text:p text:style-name="P3"><text:s/>6 <text:s/>{</text:p>
      <text:p text:style-name="P3"><text:s/>7 <text:s text:c="4"/>public double getRetailPrice();</text:p>
      <text:p text:style-name="P3"><text:s/>8 <text:s/>}</text:p>
      <text:p text:style-name="P3">This interface specifies only one method: getRetailPrice. Both the CompactDisc and DvdMovie classes, shown in Code Listings 10-39 and 10-40, implement this interface.</text:p>
      <text:p text:style-name="P3"/>
      <text:p text:style-name="P3">Code Listing 10-39 (CompactDisc.java)</text:p>
      <text:p text:style-name="P3"><text:s/>1 <text:s/>/**</text:p>
      <text:p text:style-name="P3"><text:s/>2 <text:s text:c="4"/>Compact Disc class</text:p>
      <text:p text:style-name="P3"><text:s/>3 <text:s/>*/</text:p>
      <text:p text:style-name="P3"><text:s/>4</text:p>
      <text:p text:style-name="P3"><text:s/>5 <text:s/>public class CompactDisc implements RetailItem</text:p>
      <text:p text:style-name="P3"><text:s/>6 <text:s/>{</text:p>
      <text:p text:style-name="P3"><text:s/>7 <text:s text:c="4"/>private String title; <text:s text:c="8"/>// The CD's title</text:p>
      <text:p text:style-name="P3"><text:s/>8 <text:s text:c="4"/>private String artist; <text:s text:c="7"/>// The CD's artist</text:p>
      <text:p text:style-name="P3"><text:s/>9 <text:s text:c="4"/>private double retailPrice; <text:s text:c="2"/>// The CD's retail price</text:p>
      <text:p text:style-name="P3">10</text:p>
      <text:p text:style-name="P3">11 <text:s text:c="4"/>/**</text:p>
      <text:p text:style-name="P3">12 <text:s text:c="7"/>Constructor</text:p>
      <text:p text:style-name="P3">13 <text:s text:c="7"/>@param cdTitle The CD title.</text:p>
      <text:p text:style-name="P3">14 <text:s text:c="7"/>@param cdArtist The name of the artist.</text:p>
      <text:p text:style-name="P3">15 <text:s text:c="7"/>@param cdPrice The CD's price.</text:p>
      <text:p text:style-name="P3">16 <text:s text:c="4"/>*/</text:p>
      <text:p text:style-name="P3">17</text:p>
      <text:p text:style-name="P3">18 <text:s text:c="4"/>public CompactDisc(String cdTitle, String cdArtist,</text:p>
      <text:p text:style-name="P3">19 <text:s text:c="16"/>double cdPrice)</text:p>
      <text:p text:style-name="P3">20 <text:s text:c="4"/>{</text:p>
      <text:p text:style-name="P3">21 <text:s text:c="7"/>title = cdTitle;</text:p>
      <text:p text:style-name="P3">22 <text:s text:c="7"/>artist = cdArtist;</text:p>
      <text:p text:style-name="P3">23 <text:s text:c="7"/>retailPrice = cdPrice;</text:p>
      <text:p text:style-name="P3"><text:soft-page-break/>24 <text:s text:c="4"/>}</text:p>
      <text:p text:style-name="P3">25</text:p>
      <text:p text:style-name="P3">26 <text:s text:c="4"/>/**</text:p>
      <text:p text:style-name="P3">27 <text:s text:c="7"/>getTitle method</text:p>
      <text:p text:style-name="P3">28 <text:s text:c="7"/>@return The CD's title.</text:p>
      <text:p text:style-name="P3">29 <text:s text:c="4"/>*/</text:p>
      <text:p text:style-name="P3">30</text:p>
      <text:p text:style-name="P3">31 <text:s text:c="4"/>public String getTitle()</text:p>
      <text:p text:style-name="P3">32 <text:s text:c="4"/>{</text:p>
      <text:p text:style-name="P3">33 <text:s text:c="7"/>return title;</text:p>
      <text:p text:style-name="P3">34 <text:s text:c="4"/>}</text:p>
      <text:p text:style-name="P3">35</text:p>
      <text:p text:style-name="P3">36 <text:s text:c="4"/>/**</text:p>
      <text:p text:style-name="P3">37 <text:s text:c="7"/>getArtist method</text:p>
      <text:p text:style-name="P3">38 <text:s text:c="7"/>@return The name of the artist.</text:p>
      <text:p text:style-name="P3">39 <text:s text:c="4"/>*/</text:p>
      <text:p text:style-name="P3">40</text:p>
      <text:p text:style-name="P3">41 <text:s text:c="4"/>public String getArtist()</text:p>
      <text:p text:style-name="P3">42 <text:s text:c="4"/>{</text:p>
      <text:p text:style-name="P3">43 <text:s text:c="7"/>return artist;</text:p>
      <text:p text:style-name="P3">44 <text:s text:c="4"/>}</text:p>
      <text:p text:style-name="P3">45</text:p>
      <text:p text:style-name="P3">46 <text:s text:c="4"/>/**</text:p>
      <text:p text:style-name="P3">47 <text:s text:c="7"/>getRetailPrice method (Required by the RetailItem</text:p>
      <text:p text:style-name="P3">48 <text:s text:c="7"/>interface)</text:p>
      <text:p text:style-name="P3">49 <text:s text:c="7"/>@return The retail price of the CD.</text:p>
      <text:p text:style-name="P3">50 <text:s text:c="4"/>*/</text:p>
      <text:p text:style-name="P3">51</text:p>
      <text:p text:style-name="P3">52 <text:s text:c="4"/>public double getRetailPrice()</text:p>
      <text:p text:style-name="P3">53 <text:s text:c="4"/>{</text:p>
      <text:p text:style-name="P3">54 <text:s text:c="7"/>return retailPrice;</text:p>
      <text:p text:style-name="P3">55 <text:s text:c="4"/>}</text:p>
      <text:p text:style-name="P3">56 <text:s/>}</text:p>
      <text:p text:style-name="P3"/>
      <text:p text:style-name="P3">interfaces can inherit. If a method is not specified in the interface then it can not use them. </text:p>
      <text:p text:style-name="P3"/>
      <text:p text:style-name="P3">It is possible to cast an interface reference variable to the type of the object it references, and then call methods that are members of that type. The syntax is somewhat awkward, however. The statement that causes the compiler error in the example code could be rewritten as:</text:p>
      <text:p text:style-name="P3"/>
      <text:p text:style-name="P3">System.out.println(((CompactDisc)item).getTitle());</text:p>
      <text:p text:style-name="P3"/>
      <text:p text:style-name="P2"><text:s/>10.10:</text:p>
      <text:p text:style-name="P3">Inner classes are classes that are defined in another class. Anonymous ones have no name. </text:p>
      <text:p text:style-name="P3"/>
      <text:p text:style-name="P3">Here is the general syntax for instantiating and defining an anonymous inner class:</text:p>
      <text:p text:style-name="P3"/>
      <text:p text:style-name="P3">new ClassOrInterfaceName() {</text:p>
      <text:p text:style-name="P3"><text:s text:c="4"/>(Fields and methods of the anonymous class…)</text:p>
      <text:p text:style-name="P3"><text:soft-page-break/>}</text:p>
      <text:p text:style-name="P3"/>
      <text:p text:style-name="P3">The new operator is followed by the name of an existing class or interface, followed by a set of parentheses. Next, you write the body of the class, enclosed in curly braces. The expression creates an object that is an instance of a class that either extends the specified superclass, or implements the specified interface. A reference to the object is returned. (Notice that you do not use the extends or implements key words in the expression.)</text:p>
      <text:p text:style-name="P3"/>
      <text:p text:style-name="P3">Before you look at an example, you must understand a few requirements and restrictions:</text:p>
      <text:p text:style-name="P3"/>
      <text:p text:style-name="P3">An anonymous inner class must either implement an interface, or extend another class.</text:p>
      <text:p text:style-name="P3"/>
      <text:p text:style-name="P3">If the anonymous inner class extends a superclass, the superclass’s no-arg constructor is called when the object is created.</text:p>
      <text:p text:style-name="P3"/>
      <text:p text:style-name="P3">An anonymous inner class must override all of the abstract methods specified by the interface it is implementing, or the superclass it is extending.</text:p>
      <text:p text:style-name="P3"/>
      <text:p text:style-name="P3">Because an anonymous inner class’s definition is written inside a method, it can access that method’s local variables, but only if they are declared final, or if they are effectively final. (An effectively final variable is a variable whose value is never changed.) A compiler error will result if an anonymous inner class tries to use a variable that is not final, or not effectively final.</text:p>
      <text:p text:style-name="P3"/>
      <text:p text:style-name="P3">Let’s look at an example of an anonymous inner class that implements an interface. Suppose we have the interface shown in Code Listing 10-42.</text:p>
      <text:p text:style-name="P3"/>
      <text:p text:style-name="P3">Code Listing 10-42 (IntCalculator.java)</text:p>
      <text:p text:style-name="P3">1 <text:s/>interface IntCalculator</text:p>
      <text:p text:style-name="P3">2 <text:s/>{</text:p>
      <text:p text:style-name="P3">3 <text:s text:c="4"/>int calculate(int number);</text:p>
      <text:p text:style-name="P3">4 <text:s/>}</text:p>
      <text:p text:style-name="P3"/>
      <text:p text:style-name="P3">The name of the interface is IntCalculator, and it specifies a method named calculate. The calculate method accepts an int argument, and returns an int value. Suppose we want to define a class that implements the IntCalculator interface, and overrides the calculate method so that it returns the square of the argument that is passed to it. The following code snippet shows how:</text:p>
      <text:p text:style-name="P3"/>
      <text:p text:style-name="P3">IntCalculator square = new IntCalculator() {</text:p>
      <text:p text:style-name="P3"><text:s text:c="3"/>public int calculate(int number)</text:p>
      <text:p text:style-name="P3"><text:s text:c="3"/>{</text:p>
      <text:p text:style-name="P3"><text:s text:c="7"/>return number * number;</text:p>
      <text:p text:style-name="P3"><text:s text:c="3"/>}};</text:p>
      <text:p text:style-name="P3"/>
      <text:p text:style-name="P3">Code Listing 10-43 (AnonymousClassDemo.java)</text:p>
      <text:p text:style-name="P3"><text:s/>1 import java.util.Scanner;</text:p>
      <text:p text:style-name="P3"><text:s/>2</text:p>
      <text:p text:style-name="P3"><text:s/>3 /**</text:p>
      <text:p text:style-name="P3"><text:s/>4 <text:s text:c="3"/>This program demonstrates an anonymous inner class.</text:p>
      <text:p text:style-name="P3"><text:s/>5 */</text:p>
      <text:p text:style-name="P3"><text:soft-page-break/><text:s/>6</text:p>
      <text:p text:style-name="P3"><text:s/>7 public class AnonymousClassDemo</text:p>
      <text:p text:style-name="P3"><text:s/>8 {</text:p>
      <text:p text:style-name="P3"><text:s/>9 <text:s text:c="3"/>public static void main(String[] args)</text:p>
      <text:p text:style-name="P3">10 <text:s text:c="3"/>{</text:p>
      <text:p text:style-name="P3">11 <text:s text:c="6"/>int num;</text:p>
      <text:p text:style-name="P3">12</text:p>
      <text:p text:style-name="P3">13 <text:s text:c="6"/>// Create a Scanner object for keyboard input.</text:p>
      <text:p text:style-name="P3">14 <text:s text:c="6"/>Scanner keyboard = new Scanner(System.in);</text:p>
      <text:p text:style-name="P3">15</text:p>
      <text:p text:style-name="P3">16 <text:s text:c="6"/>// Create an object that implements IntCalculator.</text:p>
      <text:p text:style-name="P3">17 <text:s text:c="6"/>IntCalculator square = new IntCalculator() {</text:p>
      <text:p text:style-name="P3">18 <text:s text:c="9"/>public int calculate(int number)</text:p>
      <text:p text:style-name="P3">19 <text:s text:c="9"/>{</text:p>
      <text:p text:style-name="P3">20 <text:s text:c="12"/>return number * number;</text:p>
      <text:p text:style-name="P3">21 <text:s text:c="9"/>}};</text:p>
      <text:p text:style-name="P3">22</text:p>
      <text:p text:style-name="P3">23 <text:s text:c="6"/>// Get a number from the user.</text:p>
      <text:p text:style-name="P3">24 <text:s text:c="6"/>System.out.print("Enter an integer number: ");</text:p>
      <text:p text:style-name="P3">25 <text:s text:c="6"/>num = keyboard.nextInt();</text:p>
      <text:p text:style-name="P3">26</text:p>
      <text:p text:style-name="P3">27 <text:s text:c="6"/>// Display the square of the number.</text:p>
      <text:p text:style-name="P3">28 <text:s text:c="6"/>System.out.println("The square is " + square.calculate(num)); <text:s text:c="2"/></text:p>
      <text:p text:style-name="P3">29 <text:s text:c="3"/>}</text:p>
      <text:p text:style-name="P3">30 }</text:p>
      <text:p text:style-name="P3"/>
      <text:p text:style-name="P2">10.11:</text:p>
      <text:p text:style-name="P3">functional interfaces have one abstract method. These are created with the lambda expression. IntCalculator from earlier is an example of a functional interface. We do not have to define a class that implements a interface. We do not even have to use an anonymous inner class. Instead, we can use a lambda expression to create an object that implements the interface, and overrides its abstract method.</text:p>
      <text:p text:style-name="P3"/>
      <text:p text:style-name="P3">You can think of a lambda expression as an anonymous method, or a method with no name. Like regular methods, lambda expressions can accept arguments and return values. Here is the general format of a simple lambda expression that accepts one argument, and returns a value:</text:p>
      <text:p text:style-name="P3"/>
      <text:p text:style-name="P3">parameter −&gt; expression</text:p>
      <text:p text:style-name="P3"/>
      <text:p text:style-name="P3">x→ x*x will be like a parameter variable named x that returns the square. We can use this lambda expression to create an object that implements the IntCalculator interface. Here is an example:</text:p>
      <text:p text:style-name="P3"/>
      <text:p text:style-name="P3">IntCalculator square = x −&gt; x * x;</text:p>
      <text:p text:style-name="P3">On the left side of </text:p>
      <text:p text:style-name="P3">the</text:p>
      <text:p text:style-name="P3">=</text:p>
      <text:p text:style-name="P3">operator</text:p>
      <text:p text:style-name="P3"><text:s/>we declare an IntCalculator reference variable named square. On the right side of </text:p>
      <text:p text:style-name="P3">the</text:p>
      <text:p text:style-name="P3">=</text:p>
      <text:p text:style-name="P3"><text:soft-page-break/>operator</text:p>
      <text:p text:style-name="P3"><text:s/>we have a lambda expression that creates an object with the following characteristics:</text:p>
      <text:p text:style-name="P3"/>
      <text:p text:style-name="P3">Because we are assigning the object to an IntCalculator reference variable, the object automatically implements the IntCalculator interface.</text:p>
      <text:p text:style-name="P3"/>
      <text:p text:style-name="P3">Because the IntCalculator interface has only one abstract method (named calculate), the lambda expression will be used to implement that one method.</text:p>
      <text:p text:style-name="P3"/>
      <text:p text:style-name="P3">The parameter x that is used in the lambda expression represents the argument that is passed to the calculate method. We do not have to specify the data type of x because the compiler will determine it. Because the calculate method (in theIntCalculator interface) has an int parameter, the x parameter in the lambda expression will automatically become an int.</text:p>
      <text:p text:style-name="P3"/>
      <text:p text:style-name="P3">The expression x * x is the value that is returned from the calculate method.</text:p>
      <text:p text:style-name="P3"/>
      <text:p text:style-name="P3">Code Listing 10-45 shows a complete program that uses the previously shown statement to create an object.</text:p>
      <text:p text:style-name="P3"/>
      <text:p text:style-name="P3">Code Listing 10-45 (LambdaDemo.java)</text:p>
      <text:p text:style-name="P3"><text:s/>1 import java.util.Scanner;</text:p>
      <text:p text:style-name="P3"><text:s/>2</text:p>
      <text:p text:style-name="P3"><text:s/>3 /**</text:p>
      <text:p text:style-name="P3"><text:s/>4 <text:s text:c="2"/>This program demonstrates a simple</text:p>
      <text:p text:style-name="P3"><text:s/>5 <text:s text:c="2"/>lambda expression.</text:p>
      <text:p text:style-name="P3"><text:s/>6 */</text:p>
      <text:p text:style-name="P3"><text:s/>7</text:p>
      <text:p text:style-name="P3"><text:s/>8 public class LambdaDemo</text:p>
      <text:p text:style-name="P3"><text:s/>9 {</text:p>
      <text:p text:style-name="P3">10 <text:s text:c="3"/>public static void main(String[] args)</text:p>
      <text:p text:style-name="P3">11 <text:s text:c="3"/>{</text:p>
      <text:p text:style-name="P3">12 <text:s text:c="6"/>int num;</text:p>
      <text:p text:style-name="P3">13</text:p>
      <text:p text:style-name="P3">14 <text:s text:c="6"/>// Create a Scanner object for keyboard input.</text:p>
      <text:p text:style-name="P3">15 <text:s text:c="6"/>Scanner keyboard = new Scanner(System.in);</text:p>
      <text:p text:style-name="P3">16</text:p>
      <text:p text:style-name="P3">17 <text:s text:c="6"/>// Create an object that implements IntCalculator.</text:p>
      <text:p text:style-name="P3">18 <text:s text:c="6"/>IntCalculator square = x −&gt; x * x;</text:p>
      <text:p text:style-name="P3">19</text:p>
      <text:p text:style-name="P3">20 <text:s text:c="6"/>// Get a number from the user.</text:p>
      <text:p text:style-name="P3">21 <text:s text:c="6"/>System.out.print("Enter an integer number: ");</text:p>
      <text:p text:style-name="P3">22 <text:s text:c="6"/>num = keyboard.nextInt();</text:p>
      <text:p text:style-name="P3">23</text:p>
      <text:p text:style-name="P3">24 <text:s text:c="6"/>// Display the square of the number.</text:p>
      <text:p text:style-name="P3">25 <text:s text:c="6"/>System.out.println("The square is " + square.calculate(num));</text:p>
      <text:p text:style-name="P3">26 <text:s text:c="3"/>}</text:p>
      <text:p text:style-name="P3">27 }</text:p>
      <text:p text:style-name="P3"/>
      <text:p text:style-name="P3">if an abstract method is the void method then the lambda expression will also be void.</text:p>
      <text:p text:style-name="P3"><text:soft-page-break/>X→ sout(x); is an example. </text:p>
      <text:p text:style-name="P3"/>
      <text:p text:style-name="P3">(a,b)→ a+b demonstrates that you can use multiple parameters in these. These being parameters. </text:p>
      <text:p text:style-name="P3"/>
      <text:p text:style-name="P3">Lambda Expressions with No Parameters</text:p>
      <text:p text:style-name="P3">If a functional interface’s abstract method has no parameters, any lambda expression that you use with the interface must also have no parameters. Simply write a set of empty parentheses as the parameter list, as shown here:</text:p>
      <text:p text:style-name="P3"/>
      <text:p text:style-name="P3">() −&gt; System.out.println();</text:p>
      <text:p text:style-name="P3"/>
      <text:p text:style-name="P3">you can explicitly declare a data type with (int x) -&gt; x*x;</text:p>
      <text:p text:style-name="P3"/>
      <text:p text:style-name="P3">this can be done with many parameters. </text:p>
      <text:p text:style-name="P3"/>
      <text:p text:style-name="P3">Using Multiple Statements in the Body of a Lambda Expression</text:p>
      <text:p text:style-name="P3">You can write multiple statements in the body of a lambda expression, but if you do, you must enclose the statements in a set of curly braces, and you must write a return statement if the expression returns a value. Here is an example:</text:p>
      <text:p text:style-name="P3"/>
      <text:p text:style-name="P3">(int x) −&gt; {</text:p>
      <text:p text:style-name="P3"><text:s text:c="5"/>int a = x * 2;</text:p>
      <text:p text:style-name="P3"><text:s text:c="5"/>return a;</text:p>
      <text:p text:style-name="P3">};</text:p>
      <text:p text:style-name="P3"/>
      <text:p text:style-name="P3">Accessing Variables Within a Lambda Expression</text:p>
      <text:p text:style-name="P3">A lambda expression can access variables that are declared in the enclosing scope, as long as those variables are final, or effectively final. An effectively final variable is a variable whose value is never changed, but it isn’t declared with the final key word.</text:p>
      <text:p text:style-name="P3"/>
      <text:p text:style-name="P3">In Code Listing 10-46, the main method uses a lambda expression that accesses a final variable named factor that is local to the main method.</text:p>
      <text:p text:style-name="P3"/>
      <text:p text:style-name="P3">Code Listing 10-46 (LambdDemo2.java)</text:p>
      <text:p text:style-name="P3"><text:s/>1 import java.util.Scanner;</text:p>
      <text:p text:style-name="P3"><text:s/>2</text:p>
      <text:p text:style-name="P3"><text:s/>3 /**</text:p>
      <text:p text:style-name="P3"><text:s/>4 <text:s text:c="3"/>This program demonstrates a lambda expression</text:p>
      <text:p text:style-name="P3"><text:s/>5 <text:s text:c="3"/>that uses a final local variable.</text:p>
      <text:p text:style-name="P3"><text:s/>6 */</text:p>
      <text:p text:style-name="P3"><text:s/>7</text:p>
      <text:p text:style-name="P3"><text:s/>8 public class LambdaDemo2</text:p>
      <text:p text:style-name="P3"><text:s/>9 {</text:p>
      <text:p text:style-name="P3">10 <text:s text:c="3"/>public static void main(String[] args)</text:p>
      <text:p text:style-name="P3">11 <text:s text:c="3"/>{</text:p>
      <text:p text:style-name="P3">12 <text:s text:c="6"/>final int factor = 10;</text:p>
      <text:p text:style-name="P3">13 <text:s text:c="6"/>int num;</text:p>
      <text:p text:style-name="P3">14</text:p>
      <text:p text:style-name="P3">15 <text:s text:c="6"/>// Create a Scanner object for keyboard input.</text:p>
      <text:p text:style-name="P3"><text:soft-page-break/>16 <text:s text:c="6"/>Scanner keyboard = new Scanner(System.in);</text:p>
      <text:p text:style-name="P3">17</text:p>
      <text:p text:style-name="P3">18 <text:s text:c="6"/>// Create an object that implements IntCalculator.</text:p>
      <text:p text:style-name="P3">19 <text:s text:c="6"/>IntCalculator multiplier = x −&gt; x * factor;</text:p>
      <text:p text:style-name="P3">20</text:p>
      <text:p text:style-name="P3">21 <text:s text:c="6"/>// Get a number from the user.</text:p>
      <text:p text:style-name="P3">22 <text:s text:c="6"/>System.out.print("Enter an integer number: ");</text:p>
      <text:p text:style-name="P3">23 <text:s text:c="6"/>num = keyboard.nextInt();</text:p>
      <text:p text:style-name="P3">24</text:p>
      <text:p text:style-name="P3">25 <text:s text:c="6"/>// Display the number multiplied by 10.</text:p>
      <text:p text:style-name="P3">26 <text:s text:c="6"/>System.out.println("Multiplied by 10, that number is " + </text:p>
      <text:p text:style-name="P3">27 <text:s text:c="25"/>multiplier.calculate(num)); <text:s text:c="2"/></text:p>
      <text:p text:style-name="P3">28 <text:s text:c="3"/>}</text:p>
      <text:p text:style-name="P3">29 }</text:p>
      <text:p text:style-name="P3"/>
      <text:p text:style-name="P2">10.12 Common Errors to Avoid</text:p>
      <text:p text:style-name="P2">The following list describes several errors that are commonly committed when learning this chapter’s topics:</text:p>
      <text:p text:style-name="P2"/>
      <text:p text:style-name="P2">Attempting to access a private superclass member directly from a subclass. Private superclass members cannot be directly accessed by a method in a subclass. The subclass must call a public or protected superclass method in order to access the superclass’s private members.</text:p>
      <text:p text:style-name="P2"/>
      <text:p text:style-name="P2">Forgetting to call a superclass constructor explicitly when the superclass does not have a default constructor or a programmer-defined no-arg constructor. When a superclass does not have a default constructor or a programmer-defined no-arg constructor, the subclass’s constructor must explicitly call one of the constructors that the superclass does have.</text:p>
      <text:p text:style-name="P2"/>
      <text:p text:style-name="P2">Allowing the superclass’s no-arg constructor to be implicitly called when you intend to call another superclass constructor. If a subclass’s constructor does not explicitly call a superclass constructor, Java automatically calls the superclass’s no-arg constructor.</text:p>
      <text:p text:style-name="P2"/>
      <text:p text:style-name="P2">Forgetting to precede a call to an overridden superclass method with super. When a subclass method calls an overridden superclass method, it must precede the method call with the key word super and a dot (.). Failing to do so results in the subclass’s version of the method being called.</text:p>
      <text:p text:style-name="P2"/>
      <text:p text:style-name="P2">Forgetting a class member’s access specifier. When you do not give a class member an access specifier, it is granted package access by default. This means that any method in the same package may access the member.</text:p>
      <text:p text:style-name="P2"/>
      <text:p text:style-name="P2">Writing a body for an abstract method. An abstract method cannot have a body. It must be overridden in a subclass.</text:p>
      <text:p text:style-name="P2"/>
      <text:p text:style-name="P2">Forgetting to terminate an abstract method’s header with a semicolon. An abstract method header does not have a body, and it must be terminated with a semicolon.</text:p>
      <text:p text:style-name="P2"/>
      <text:p text:style-name="P2">Failing to override an abstract method. An abstract method must be overridden in a subclass.</text:p>
      <text:p text:style-name="P2"/>
      <text:p text:style-name="P2"><text:soft-page-break/>Overloading an abstract method instead of overriding it. Overloading is not the same as overriding. When a superclass has an abstract method, the subclass must have a method with the same signature as the abstract method.</text:p>
      <text:p text:style-name="P2"/>
      <text:p text:style-name="P2">Trying to instantiate an abstract class. You cannot create an instance of an abstract class.</text:p>
      <text:p text:style-name="P2"/>
      <text:p text:style-name="P2">Implementing an interface but forgetting to provide all of the methods specified by the interface. When a class implements an interface, all of the methods specified by the interface must be provided in the class.</text:p>
      <text:p text:style-name="P2"/>
      <text:p text:style-name="P2">Writing a method specified by an interface but failing to use the exact signature and return type. When a class implements an interface, the class must have methods with the same signature and return type as the methods specified in the interface.</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9T13:33:49.702000000</meta:creation-date>
    <dc:date>2023-03-09T15:59:59.982000000</dc:date>
    <meta:editing-duration>PT2H26M10S</meta:editing-duration>
    <meta:editing-cycles>1</meta:editing-cycles>
    <meta:generator>LibreOffice/7.4.0.3$Windows_X86_64 LibreOffice_project/f85e47c08ddd19c015c0114a68350214f7066f5a</meta:generator>
    <meta:document-statistic meta:table-count="0" meta:image-count="0" meta:object-count="0" meta:page-count="43" meta:paragraph-count="1652" meta:word-count="10694" meta:character-count="69127" meta:non-whitespace-character-count="53442"/>
  </office:meta>
</office:document-meta>
</file>